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P24" style:family="paragraph" style:parent-style-name="Text_20_body" style:list-style-name="L1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s_cos_wrapper_name"/>PostgreSQL Deep Dive: PostgreSQL Defaults and Impact on Security - Part 1</text:h>
      <text:section text:style-name="Sect1" text:name="hubspot-author_data">
        <text:p text:style-name="Text_20_body">June 25, 2019 <text:a xlink:type="simple" xlink:href="https://blog.crunchydata.com/blog/author/joe-conway" text:style-name="Internet_20_link" text:visited-style-name="Visited_20_Internet_20_Link">Joe Conway</text:a> </text:p>
      </text:section>
      <text:p text:style-name="Text_20_body"><text:bookmark text:name="hubspot-topic_data"/><text:a xlink:type="simple" xlink:href="https://blog.crunchydata.com/blog/topic/postgresql" text:style-name="Internet_20_link" text:visited-style-name="Visited_20_Internet_20_Link">PostgreSQL</text:a> <text:a xlink:type="simple" xlink:href="https://blog.crunchydata.com/blog/topic/security" text:style-name="Internet_20_link" text:visited-style-name="Visited_20_Internet_20_Link">Security</text:a> </text:p>
      <text:p text:style-name="Text_20_body"><text:bookmark text:name="hs_cos_wrapper_post_body"/>Recently I gave a "deep dive" talk on the topic of <text:a xlink:type="simple" xlink:href="https://www.postgresql.org/" office:target-frame-name="_blank" xlink:show="new" text:style-name="Internet_20_link" text:visited-style-name="Visited_20_Internet_20_Link">PostgreSQL</text:a> security, and I wanted to capture one part of that content into a blog since this format is both better for making that content stand on its own and for expanding on it a bit.</text:p>
      <text:p text:style-name="Text_20_body">Specifically, in this two-part blog, we will cover a PostgreSQL extension that I wrote called <text:a xlink:type="simple" xlink:href="https://github.com/CrunchyData/crunchy_check_access" office:target-frame-name="_blank" xlink:show="new" text:style-name="Internet_20_link" text:visited-style-name="Visited_20_Internet_20_Link">crunchy_check_access</text:a> -- the motivation behind it and what it does -- and then use that extension to probe and understand the consequences of the default, out of the box, security of PostgreSQL. We will also examine the implications of choices we make when setting up "users" and "groups". To cap it off, we will explore the situation identified in <text:a xlink:type="simple" xlink:href="https://blog.crunchydata.com/blog/demystifying-schemas-search_path-through-examples" text:style-name="Internet_20_link" text:visited-style-name="Visited_20_Internet_20_Link">CVE-2018-1058</text:a> and discuss how to protect yourself.</text:p>
      <text:p text:style-name="Text_20_body"><text:span text:style-name="Emphasis">Warning</text:span>: this two-part blog is a wall of text (and SQL). It would probably be more suited as a chapter in a long book. I encourage you to stick with it though, as I believe even those with a great deal of PostgreSQL experience will find the content very enlightening. At a minimum it will probably remind you of things you once learned but have since forgotten.</text:p>
      <text:h text:style-name="Heading_20_2" text:outline-level="2">Attributes and Privileges and Settings, Oh My...</text:h>
      <text:p text:style-name="Text_20_body">Before diving headlong into the deep end, we need to define some terms and level set on precisely how things work in PostgreSQL. Some of this will be covered again in later content, but this section will be a good central reference if you get lost in the depths.</text:p>
      <text:p text:style-name="Text_20_body">In PostgreSQL, "<text:a xlink:type="simple" xlink:href="https://access.crunchydata.com/documentation/postgresql11/latest/user-manag.html" office:target-frame-name="_blank" xlink:show="new" text:style-name="Internet_20_link" text:visited-style-name="Visited_20_Internet_20_Link">users</text:a>" and "<text:a xlink:type="simple" xlink:href="https://access.crunchydata.com/documentation/postgresql11/latest/user-manag.html" office:target-frame-name="_blank" xlink:show="new" text:style-name="Internet_20_link" text:visited-style-name="Visited_20_Internet_20_Link">groups</text:a>" are really just two different forms of "<text:a xlink:type="simple" xlink:href="https://access.crunchydata.com/documentation/postgresql11/latest/user-manag.html" office:target-frame-name="_blank" xlink:show="new" text:style-name="Internet_20_link" text:visited-style-name="Visited_20_Internet_20_Link">roles</text:a>". The only real difference is that a "user" has the ability to login, whereas a "group" does not. But as we will see, it is entirely possible for a "user" to have "members", just like a "group" would.</text:p>
      <text:p text:style-name="Text_20_body">Roles are created at the "instance" level -- in other words they are not unique to the database you were logged into when you created them. They are common to all databases for a given PostgreSQL installation.</text:p>
      <text:p text:style-name="Text_20_body">Roles have four types of relevant properties:</text:p>
      <text:list xml:id="list1864092940" text:style-name="L1">
        <text:list-item>
          <text:p text:style-name="P14">Attributes - a capability of the role, for example <text:span text:style-name="Source_20_Text">LOGIN</text:span> (the ability to log in) or <text:span text:style-name="Source_20_Text">SUPERUSER</text:span>. </text:p>
        </text:list-item>
        <text:list-item>
          <text:p text:style-name="P14">Membership - as discussed above, one role may be a member of another, directly or indirectly. </text:p>
        </text:list-item>
        <text:list-item>
          <text:p text:style-name="P14">Privileges - a type of access permitted on a database object, such as <text:span text:style-name="Source_20_Text">SELECT</text:span> on a table. </text:p>
        </text:list-item>
        <text:list-item>
          <text:p text:style-name="P3">Settings - a custom value for a PostgreSQL configuration variable bound to a particular role, for example a particular <text:a xlink:type="simple" xlink:href="https://access.crunchydata.com/documentation/postgresql11/latest/ddl-schemas.html#DDL-SCHEMAS-PATH" office:target-frame-name="_blank" xlink:show="new" text:style-name="Internet_20_link" text:visited-style-name="Visited_20_Internet_20_Link">search_path</text:a> setting. </text:p>
        </text:list-item>
      </text:list>
      <text:p text:style-name="Text_20_body"><text:soft-page-break/>The list of attributes available to a role is most easily seen as "options" in the PostgreSQL documentation for the <text:a xlink:type="simple" xlink:href="https://www.postgresql.org/docs/devel/sql-createrole.html" text:style-name="Internet_20_link" text:visited-style-name="Visited_20_Internet_20_Link"><text:span text:style-name="Source_20_Text">CREATE ROLE</text:span></text:a> command. These attributes are role specific, and controlled via the <text:span text:style-name="Source_20_Text">CREATE ROLE</text:span> and <text:span text:style-name="Source_20_Text">ALTER ROLE</text:span> commands.</text:p>
      <text:p text:style-name="Text_20_body">There are several ways to make a particular role be a member of another "group" role. The preferred method is to use the role form of the <text:span text:style-name="Source_20_Text">GRANT</text:span> command as discussed in the PostgreSQL <text:a xlink:type="simple" xlink:href="https://www.postgresql.org/docs/11/sql-grant.html#SQL-GRANT-DESCRIPTION-ROLES" text:style-name="Internet_20_link" text:visited-style-name="Visited_20_Internet_20_Link">reference documentation</text:a>. It is possible to create a multi-level hierarchy of roles. Role "X" is said to be a <text:span text:style-name="Source_20_Text">MEMBER</text:span> of role "Y" if there is a chain of grants between them. Additionally, role "X" has <text:span text:style-name="Source_20_Text">USAGE</text:span> of "Y", if "X", and all intermediate roles (but not necessarily "Y" itself), are marked with the <text:span text:style-name="Source_20_Text">INHERIT</text:span> attribute (which is the default). See <text:a xlink:type="simple" xlink:href="https://www.postgresql.org/docs/devel/functions-info.html#FUNCTIONS-INFO-ACCESS-TABLE" text:style-name="Internet_20_link" text:visited-style-name="Visited_20_Internet_20_Link">pg_has_role</text:a> for a simple method to determine if the current user has <text:span text:style-name="Source_20_Text">MEMBER</text:span> and/or <text:span text:style-name="Source_20_Text">USAGE</text:span> of another role.</text:p>
      <text:p text:style-name="Text_20_body">Privileges are gained either through system defaults or explicit <text:span text:style-name="Source_20_Text">GRANT</text:span> statements. However as we will discuss in much greater detail later, a role may gain privileges indirectly via group role membership when it has <text:span text:style-name="Source_20_Text">USAGE</text:span> on another, directed granted, role. Also related to group roles is the concept of the <text:span text:style-name="Source_20_Text">PUBLIC</text:span> group, in which every role is automatically a member. Certain privileges are given by default to <text:span text:style-name="Source_20_Text">PUBLIC</text:span>, and therefore indirectly to every role created unless specific action (again, discussed later) is taken. We will also see later that <text:span text:style-name="Source_20_Text">PUBLIC</text:span> does not act exactly like a group role in every respect.</text:p>
      <text:p text:style-name="Text_20_body">Finally, specific values of PostgreSQL configuration settings may be bound to roles via the <text:a xlink:type="simple" xlink:href="https://www.postgresql.org/docs/devel/sql-alterrole.html" text:style-name="Internet_20_link" text:visited-style-name="Visited_20_Internet_20_Link"><text:span text:style-name="Source_20_Text">ALTER ROLE</text:span></text:a> command with a <text:span text:style-name="Source_20_Text">SET</text:span> clause.</text:p>
      <text:h text:style-name="Heading_20_2" text:outline-level="2">Assuming a Role</text:h>
      <text:p text:style-name="Text_20_body">It is important to understand that attributes of a given role may only be gained by logging in as that role directly, by using <text:a xlink:type="simple" xlink:href="https://www.postgresql.org/docs/11/sql-set-role.html" text:style-name="Internet_20_link" text:visited-style-name="Visited_20_Internet_20_Link"><text:span text:style-name="Source_20_Text">SET ROLE</text:span></text:a> to switch that role, or by using <text:a xlink:type="simple" xlink:href="https://www.postgresql.org/docs/11/sql-set-session-authorization.html" text:style-name="Internet_20_link" text:visited-style-name="Visited_20_Internet_20_Link"><text:span text:style-name="Source_20_Text">SET SESSION AUTHORIZATION</text:span></text:a>.</text:p>
      <text:p text:style-name="Text_20_body">That last command is only available to Superusers and effectively allows a Superuser to imitate another user more completely. Essentially <text:span text:style-name="Source_20_Text">SET ROLE</text:span> changes the <text:span text:style-name="Source_20_Text">CURRENT_USER</text:span>, while <text:span text:style-name="Source_20_Text">SET SESSION AUTHORIZATION</text:span> changes both <text:span text:style-name="Source_20_Text">CURRENT_USER</text:span> and <text:span text:style-name="Source_20_Text">SESSION_USER</text:span>. When executing subsequent <text:span text:style-name="Source_20_Text">SET ROLE</text:span> commands, the roles permitted are determined based on the memberships of the <text:span text:style-name="Source_20_Text">SESSION_USER</text:span>. The practical impact of this is that when a Superuser first executes <text:span text:style-name="Source_20_Text">SET SESSION AUTHORIZATION</text:span> any subsequent <text:span text:style-name="Source_20_Text">SET ROLE</text:span> commands are restricted, whereas if a Superuser first executes <text:span text:style-name="Source_20_Text">SET ROLE</text:span>, they can subsequently <text:span text:style-name="Source_20_Text">SET ROLE</text:span> to any other role.</text:p>
      <text:p text:style-name="Text_20_body"><text:span text:style-name="Emphasis">Note that custom configuration settings bound to a role are only applied when that role logs in directly. Neither</text:span> <text:span text:style-name="Source_20_Text">SET ROLE</text:span> <text:span text:style-name="Emphasis">nor</text:span> <text:span text:style-name="Source_20_Text">SET SESSION AUTHORIZATION</text:span> <text:span text:style-name="Emphasis">effect those values.</text:span></text:p>
      <text:h text:style-name="Heading_20_2" text:outline-level="2">Database Setup and crunchy_check_access Installation</text:h>
      <text:p text:style-name="Text_20_body">The extension <text:span text:style-name="Source_20_Text">crunchy_check_access</text:span> provides functions and views to facilitate PostgreSQL object access inspection. The origin of it really goes back 20 years or so, when I developed a similar facility to inspect object access permissions for an ERP system. ERP stands for Enterprise Resource Planning, and those types of systems had (still have, I suppose) fairly extensive and fine grained <text:soft-page-break/>object access permissions. And in a lot of ways PostgreSQL is similarly capable. The problem with that, is it can become very difficult to quickly and reliably determine who has access to what.</text:p>
      <text:p text:style-name="Text_20_body">To illustrate, let's create a brand new database on a newly installed instance of PostgreSQL. Then we will install <text:span text:style-name="Source_20_Text">crunchy_check_access</text:span>, create some roles, create some objects, and finally grant access to those objects.</text:p>
      <text:p text:style-name="Text_20_body">The example code will assume that you have set up your environment such that <text:span text:style-name="Source_20_Text">psql somedb</text:span> will log you into <text:span text:style-name="Source_20_Text">somedb</text:span> as the PostgreSQL superuser, and <text:span text:style-name="Source_20_Text">psql -U someuser somedb</text:span> will log you into <text:span text:style-name="Source_20_Text">somedb</text:span> as the <text:span text:style-name="Source_20_Text">someuser</text:span> user. Similarly other PostgreSQL command line utilities will run as the superuser when invoked without the <text:span text:style-name="Source_20_Text">-U</text:span> switch.</text:p>
      <text:p text:style-name="Text_20_body">It also assumes you are running on some reasonably recent Linux distribution. For the record I am running Linux Mint 19.1 and I have built and installed PostgreSQL 11 from source.</text:p>
      <text:p text:style-name="Text_20_body">First, create your new PostgreSQL instance. I am not going to try to cover those details here, but my colleague Yogesh Sharma wrote a <text:a xlink:type="simple" xlink:href="https://info.crunchydata.com/blog/postgresql-installing-and-creating-cluster-with-rpm-packages" text:style-name="Internet_20_link" text:visited-style-name="Visited_20_Internet_20_Link">nice blog</text:a> covering that on Red Hat (and derivative) systems.</text:p>
      <text:p text:style-name="Text_20_body">Now, create a database for our use and login as superuser:</text:p>
      <text:p text:style-name="Preformatted_20_Text"><text:span text:style-name="Source_20_Text">createdb deepdive</text:span></text:p>
      <text:p text:style-name="Preformatted_20_Text"><text:span text:style-name="Source_20_Text">psql -l</text:span></text:p>
      <text:p text:style-name="Preformatted_20_Text"><text:span text:style-name="Source_20_Text"><text:s text:c="34"/>List of databases</text:span></text:p>
      <text:p text:style-name="Preformatted_20_Text"><text:span text:style-name="Source_20_Text"><text:s text:c="3"/>Name <text:s text:c="3"/>| <text:s/>Owner <text:s text:c="2"/>| Encoding | <text:s text:c="2"/>Collate <text:s text:c="2"/>| <text:s text:c="3"/>Ctype <text:s text:c="3"/>| <text:s text:c="2"/>Access privileges <text:s text:c="2"/></text:span></text:p>
      <text:p text:style-name="Preformatted_20_Text"><text:span text:style-name="Source_20_Text">-----------+----------+----------+-------------+-------------+-----------------------</text:span></text:p>
      <text:p text:style-name="Preformatted_20_Text"><text:span text:style-name="Source_20_Text"><text:s/>deepdive <text:s/>| postgres | UTF8 <text:s text:c="4"/>| en_US.UTF-8 | en_US.UTF-8 |</text:span></text:p>
      <text:p text:style-name="Preformatted_20_Text"><text:span text:style-name="Source_20_Text"><text:s/>postgres <text:s/>| postgres | UTF8 <text:s text:c="4"/>| en_US.UTF-8 | en_US.UTF-8 | </text:span></text:p>
      <text:p text:style-name="Preformatted_20_Text"><text:span text:style-name="Source_20_Text"><text:s/>template0 | postgres | UTF8 <text:s text:c="4"/>| en_US.UTF-8 | en_US.UTF-8 | =c/postgres <text:s text:c="9"/>+</text:span></text:p>
      <text:p text:style-name="Preformatted_20_Text"><text:span text:style-name="Source_20_Text"><text:s text:c="11"/>| <text:s text:c="9"/>| <text:s text:c="9"/>| <text:s text:c="12"/>| <text:s text:c="12"/>| postgres=CTc/postgres</text:span></text:p>
      <text:p text:style-name="Preformatted_20_Text"><text:span text:style-name="Source_20_Text"><text:s/>template1 | postgres | UTF8 <text:s text:c="4"/>| en_US.UTF-8 | en_US.UTF-8 | =c/postgres <text:s text:c="9"/>+</text:span></text:p>
      <text:p text:style-name="Preformatted_20_Text"><text:span text:style-name="Source_20_Text"><text:s text:c="11"/>| <text:s text:c="9"/>| <text:s text:c="9"/>| <text:s text:c="12"/>| <text:s text:c="12"/>| postgres=CTc/postgres</text:span></text:p>
      <text:p text:style-name="Preformatted_20_Text"><text:span text:style-name="Source_20_Text">(4 rows)</text:span></text:p>
      <text:p text:style-name="Preformatted_20_Text"><text:span text:style-name="Source_20_Text"><text:s text:c="10"/></text:span></text:p>
      <text:p text:style-name="P2"><text:span text:style-name="Source_20_Text">psql deepdive</text:span></text:p>
      <text:p text:style-name="Text_20_body"> </text:p>
      <text:p text:style-name="Text_20_body">Notice that we used <text:span text:style-name="Source_20_Text">createdb</text:span> at the shell command line to directly create the new database. We could have also logged in to the default <text:span text:style-name="Source_20_Text">postgres</text:span> database and issued the following SQL: <text:span text:style-name="Source_20_Text">CREATE DATABASE deepdive</text:span>. Also notice that the <text:span text:style-name="Source_20_Text">-l</text:span> switch to <text:span text:style-name="Source_20_Text">psql</text:span> is a convenient way to list all of the databases in our PostgreSQL instance. <text:span text:style-name="Source_20_Text">deepdive</text:span> is what we just created and the other three are part of the default initialization of the PostgreSQL instance.</text:p>
      <text:p text:style-name="Text_20_body">We are now ready to create some roles.</text:p>
      <text:p text:style-name="Preformatted_20_Text"><text:span text:style-name="Source_20_Text">CREATE GROUP endusers NOINHERIT;</text:span></text:p>
      <text:p text:style-name="Preformatted_20_Text"><text:span text:style-name="Source_20_Text">CREATE USER dbadm SUPERUSER PASSWORD 'secret';</text:span></text:p>
      <text:p text:style-name="Preformatted_20_Text"><text:span text:style-name="Source_20_Text">CREATE USER joe PASSWORD 'secret' IN ROLE endusers;</text:span></text:p>
      <text:p text:style-name="Preformatted_20_Text"><text:span text:style-name="Source_20_Text">CREATE ROLE bob LOGIN PASSWORD 'secret' NOINHERIT;</text:span></text:p>
      <text:p text:style-name="Preformatted_20_Text"><text:span text:style-name="Source_20_Text">CREATE ROLE alice LOGIN PASSWORD 'secret' NOINHERIT IN ROLE endusers;</text:span></text:p>
      <text:p text:style-name="Preformatted_20_Text"><text:span text:style-name="Source_20_Text">CREATE USER mary PASSWORD 'secret' IN ROLE joe;</text:span></text:p>
      <text:p text:style-name="Preformatted_20_Text"/>
      <text:p text:style-name="Preformatted_20_Text"><text:soft-page-break/><text:span text:style-name="Source_20_Text">CREATE ROLE sue LOGIN PASSWORD 'secret';</text:span></text:p>
      <text:p text:style-name="Preformatted_20_Text"><text:span text:style-name="Source_20_Text">CREATE ROLE appuser LOGIN PASSWORD 'secret';</text:span></text:p>
      <text:p text:style-name="Preformatted_20_Text"><text:span text:style-name="Source_20_Text">CREATE ROLE dbadmins ROLE sue ADMIN bob;</text:span></text:p>
      <text:p text:style-name="Preformatted_20_Text"><text:span text:style-name="Source_20_Text">CREATE GROUP apps ROLE appuser;</text:span></text:p>
      <text:p text:style-name="Preformatted_20_Text"><text:span text:style-name="Source_20_Text">GRANT joe TO alice;</text:span></text:p>
      <text:p text:style-name="P2"><text:span text:style-name="Source_20_Text">GRANT dbadm TO endusers;</text:span></text:p>
      <text:p text:style-name="Text_20_body">Let's see what the result of these commands is:</text:p>
      <text:p text:style-name="Preformatted_20_Text"><text:span text:style-name="Source_20_Text">\du</text:span></text:p>
      <text:p text:style-name="Preformatted_20_Text"><text:span text:style-name="Source_20_Text"><text:s text:c="45"/>List of roles</text:span></text:p>
      <text:p text:style-name="Preformatted_20_Text"><text:span text:style-name="Source_20_Text"><text:s/>Role name | <text:s text:c="24"/>Attributes <text:s text:c="24"/>| <text:s text:c="2"/>Member of <text:s text:c="4"/></text:span></text:p>
      <text:p text:style-name="Preformatted_20_Text"><text:span text:style-name="Source_20_Text">-----------+------------------------------------------------------------+----------------</text:span></text:p>
      <text:p text:style-name="Preformatted_20_Text"><text:span text:style-name="Source_20_Text"><text:s/>alice <text:s text:c="4"/>| No inheritance <text:s text:c="44"/>| {endusers,joe} <text:s text:c="2"/></text:span></text:p>
      <text:p text:style-name="Preformatted_20_Text"><text:span text:style-name="Source_20_Text"><text:s/>apps <text:s text:c="5"/>| Cannot login <text:s text:c="46"/>| {} <text:s text:c="12"/></text:span></text:p>
      <text:p text:style-name="Preformatted_20_Text"><text:span text:style-name="Source_20_Text"><text:s/>appuser <text:s text:c="2"/>| <text:s text:c="59"/>| {apps} <text:s text:c="8"/></text:span></text:p>
      <text:p text:style-name="Preformatted_20_Text"><text:span text:style-name="Source_20_Text"><text:s/>bob <text:s text:c="6"/>| No inheritance <text:s text:c="44"/>| {dbadmins} <text:s text:c="4"/></text:span></text:p>
      <text:p text:style-name="Preformatted_20_Text"><text:span text:style-name="Source_20_Text"><text:s/>dbadm <text:s text:c="4"/>| Superuser <text:s text:c="49"/>| {} <text:s text:c="12"/></text:span></text:p>
      <text:p text:style-name="Preformatted_20_Text"><text:span text:style-name="Source_20_Text"><text:s/>dbadmins <text:s/>| Cannot login <text:s text:c="46"/>| {} <text:s text:c="12"/></text:span></text:p>
      <text:p text:style-name="Preformatted_20_Text"><text:span text:style-name="Source_20_Text"><text:s/>joe <text:s text:c="6"/>| <text:s text:c="59"/>| {endusers,dbadm}</text:span></text:p>
      <text:p text:style-name="Preformatted_20_Text"><text:span text:style-name="Source_20_Text"><text:s/>endusers <text:s/>| No inheritance, Cannot login <text:s text:c="30"/>| {dbadm} <text:s text:c="5"/></text:span></text:p>
      <text:p text:style-name="Preformatted_20_Text"><text:span text:style-name="Source_20_Text"><text:s/>mary <text:s text:c="5"/>| <text:s text:c="59"/>| {joe} <text:s text:c="9"/></text:span></text:p>
      <text:p text:style-name="Preformatted_20_Text"><text:span text:style-name="Source_20_Text"><text:s/>postgres <text:s/>| Superuser, Create role, Create DB, Replication, Bypass RLS | {} <text:s text:c="12"/></text:span></text:p>
      <text:p text:style-name="P2"><text:span text:style-name="Source_20_Text"><text:s/>sue <text:s text:c="6"/>| <text:s text:c="59"/>| {dbadmins}</text:span></text:p>
      <text:p text:style-name="Text_20_body">Seemingly this is not too complex. But is it? So <text:span text:style-name="Source_20_Text">alice</text:span> belongs to two "groups", but one of them is <text:span text:style-name="Source_20_Text">joe</text:span>, who is actually a "user" at least in as much as the role is allowed to login.</text:p>
      <text:p text:style-name="Text_20_body">Additionally some of these roles were created with <text:span text:style-name="Source_20_Text">NOINHERIT</text:span> attribute. As discussed earlier, ordinarily, when one role is a member of a second role, the former gets immediate access to all of the privileges granted to the latter. However when a role has the <text:span text:style-name="Source_20_Text">NOINHERIT </text:span>attribute, the privileges are not automatically possessed, and the first role must explicitly escalate to the second using <text:span text:style-name="Source_20_Text">SET ROLE</text:span> in order to access them.</text:p>
      <text:p text:style-name="Text_20_body">Note too that there are three different ways shown which affect role membership. When we do <text:span text:style-name="Source_20_Text">CREATE USER ... IN ROLE ...</text:span>, we are saying that the new role we create shall be a member of some other role. Conversely when we <text:span text:style-name="Source_20_Text">CREATE ROLE ... ROLE ...</text:span> the new role is essentially a "group", initially made up of the members specified by the <text:span text:style-name="Source_20_Text">ROLE ...</text:span> clause. Finally when we run <text:span text:style-name="Source_20_Text">GRANT role1 TO role2</text:span> we are explicitly adding <text:span text:style-name="Source_20_Text">role2</text:span> as a member of <text:span text:style-name="Source_20_Text">role1</text:span>. Whew, hopefully that is clear!</text:p>
      <text:p text:style-name="Text_20_body">Anyway, now let's create some objects to play with:</text:p>
      <text:p text:style-name="Preformatted_20_Text"><text:span text:style-name="Source_20_Text">CREATE TABLE t1 (t1_id int PRIMARY KEY, widgetname text);</text:span></text:p>
      <text:p text:style-name="Preformatted_20_Text"><text:span text:style-name="Source_20_Text">CREATE TABLE t2 (t2_id int PRIMARY KEY, t1_id int REFERENCES t1, qty int, location text);</text:span></text:p>
      <text:p text:style-name="Preformatted_20_Text"><text:span text:style-name="Source_20_Text">CREATE VIEW widget_inv AS SELECT widgetname, location, qty FROM t2 JOIN t1 USING (t1_id);</text:span></text:p>
      <text:p text:style-name="Preformatted_20_Text"><text:span text:style-name="Source_20_Text">CREATE FUNCTION get_inv(wdgt text, loc text) RETURNS int AS</text:span></text:p>
      <text:p text:style-name="Preformatted_20_Text"><text:span text:style-name="Source_20_Text">$$</text:span></text:p>
      <text:p text:style-name="Preformatted_20_Text"><text:span text:style-name="Source_20_Text"><text:s text:c="2"/>SELECT qty FROM widget_inv WHERE widgetname = wdgt AND location = loc</text:span></text:p>
      <text:p text:style-name="Preformatted_20_Text"><text:soft-page-break/><text:span text:style-name="Source_20_Text">$$ LANGUAGE sql;</text:span></text:p>
      <text:p text:style-name="P2"><text:span text:style-name="Source_20_Text">GRANT SELECT ON widget_inv TO apps, endusers;</text:span></text:p>
      <text:p text:style-name="Text_20_body">Recall that we were still logged in as <text:span text:style-name="Source_20_Text">postgres</text:span>, so the objects are also owned by <text:span text:style-name="Source_20_Text">postgres</text:span> currently. We have done one explicit <text:span text:style-name="Source_20_Text">GRANT </text:span>to two of our "groups".</text:p>
      <text:p text:style-name="Text_20_body">Before moving on, test yourself -- who currently has permission for what in our freshly created database? We created 10 roles, 2 tables, one view, and 1 function, so it shouldn't be that hard to figure out, right?</text:p>
      <text:p text:style-name="Text_20_body">Now install <text:span text:style-name="Source_20_Text">crunchy_check_access</text:span> and see what the answer really is. There are multiple ways you might do that, but here is one -- first at the OS command line:</text:p>
      <text:p text:style-name="Preformatted_20_Text"><text:span text:style-name="Source_20_Text">git clone https://github.com/CrunchyData/crunchy_check_access.git</text:span></text:p>
      <text:p text:style-name="Preformatted_20_Text"><text:span text:style-name="Source_20_Text">cd crunchy_check_access</text:span></text:p>
      <text:p text:style-name="P2"><text:span text:style-name="Source_20_Text">USE_PGXS=1 make install</text:span></text:p>
      <text:p text:style-name="Text_20_body">Then run <text:span text:style-name="Source_20_Text">psql deepdive</text:span> and do:</text:p>
      <text:p text:style-name="P2"><text:span text:style-name="Source_20_Text">CREATE EXTENSION check_access;</text:span></text:p>
      <text:p text:style-name="Text_20_body"><text:span text:style-name="Emphasis">Note that the extension repository is</text:span> <text:span text:style-name="Source_20_Text">crunchy_check_access</text:span> <text:span text:style-name="Emphasis">on GitHub but it is</text:span> <text:span text:style-name="Source_20_Text">check_access</text:span> <text:span text:style-name="Emphasis">in PostgreSQL. Also note that you will need the PostgreSQL "development" package installed if you are using a package management system such as yum or apt.</text:span></text:p>
      <text:h text:style-name="Heading_20_2" text:outline-level="2">Using check_access to Explore Resulting Privileges</text:h>
      <text:p text:style-name="Text_20_body">To see who has permission to what (ignoring the <text:span text:style-name="Source_20_Text">postgres</text:span> superuser and system catalog for the moment) we can run the following:</text:p>
      <text:p text:style-name="Preformatted_20_Text"><text:span text:style-name="Source_20_Text">SELECT *</text:span></text:p>
      <text:p text:style-name="Preformatted_20_Text"><text:span text:style-name="Source_20_Text">FROM all_access()</text:span></text:p>
      <text:p text:style-name="P2"><text:span text:style-name="Source_20_Text">WHERE base_role != CURRENT_USER;</text:span></text:p>
      <text:p text:style-name="Text_20_body">What you will see is something like 559 rows of output. Surprised by the volume?</text:p>
      <text:p text:style-name="Text_20_body">The detail is useful for some purposes, but to make it a bit easier to determine what is going on, try this query:</text:p>
      <text:p text:style-name="Preformatted_20_Text"><text:span text:style-name="Source_20_Text">\x</text:span></text:p>
      <text:p text:style-name="Preformatted_20_Text"><text:span text:style-name="Source_20_Text">SELECT objtype, schemaname, objname, privname, array_agg(base_role)</text:span></text:p>
      <text:p text:style-name="Preformatted_20_Text"><text:span text:style-name="Source_20_Text">FROM all_access()</text:span></text:p>
      <text:p text:style-name="Preformatted_20_Text"><text:span text:style-name="Source_20_Text">WHERE base_role != CURRENT_USER</text:span></text:p>
      <text:p text:style-name="Preformatted_20_Text"><text:span text:style-name="Source_20_Text">GROUP BY objtype, schemaname, objname, privname</text:span></text:p>
      <text:p text:style-name="P2"><text:span text:style-name="Source_20_Text">ORDER BY 1, 2, 3, 4;</text:span></text:p>
      <text:h text:style-name="Heading_20_3" text:outline-level="3">Database Objects</text:h>
      <text:p text:style-name="Text_20_body">That produces 104 rows of unique object type, schema, object name, privilege name combinations with an array of roles having that particular form of access. Let's examine these, one object type at a time. The first object we will examine is the database object:</text:p>
      <text:p text:style-name="Preformatted_20_Text"><text:span text:style-name="Source_20_Text">-[ RECORD 1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oft-page-break/><text:span text:style-name="Source_20_Text">privname <text:s text:c="2"/>| CONNECT</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text:span></text:p>
      <text:p text:style-name="Preformatted_20_Text"><text:span text:style-name="Source_20_Text"><text:s text:c="14"/>pg_execute_server_program,pg_monitor,pg_read_all_settings,</text:span></text:p>
      <text:p text:style-name="Preformatted_20_Text"><text:span text:style-name="Source_20_Text"><text:s text:c="14"/>pg_read_all_stats,pg_read_server_files,pg_signal_backend,</text:span></text:p>
      <text:p text:style-name="Preformatted_20_Text"><text:span text:style-name="Source_20_Text"><text:s text:c="14"/>pg_stat_scan_tables,pg_write_server_files,sue}</text:span></text:p>
      <text:p text:style-name="Preformatted_20_Text"><text:span text:style-name="Source_20_Text">-[ RECORD 2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CONNECT WITH GRANT OPTION</text:span></text:p>
      <text:p text:style-name="Preformatted_20_Text"><text:span text:style-name="Source_20_Text">array_agg <text:s/>| {alice,dbadm,endusers}</text:span></text:p>
      <text:p text:style-name="Preformatted_20_Text"><text:span text:style-name="Source_20_Text">-[ RECORD 3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CREATE</text:span></text:p>
      <text:p text:style-name="Preformatted_20_Text"><text:span text:style-name="Source_20_Text">array_agg <text:s/>| {alice,dbadm,endusers}</text:span></text:p>
      <text:p text:style-name="Preformatted_20_Text"><text:span text:style-name="Source_20_Text">-[ RECORD 4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CREATE WITH GRANT OPTION</text:span></text:p>
      <text:p text:style-name="Preformatted_20_Text"><text:span text:style-name="Source_20_Text">array_agg <text:s/>| {alice,dbadm,endusers}</text:span></text:p>
      <text:p text:style-name="Preformatted_20_Text"><text:span text:style-name="Source_20_Text">-[ RECORD 5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TEMP</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text:span></text:p>
      <text:p text:style-name="Preformatted_20_Text"><text:span text:style-name="Source_20_Text"><text:s text:c="14"/>pg_execute_server_program,pg_monitor,pg_read_all_settings,</text:span></text:p>
      <text:p text:style-name="Preformatted_20_Text"><text:span text:style-name="Source_20_Text"><text:s text:c="14"/>pg_read_all_stats,pg_read_server_files,pg_signal_backend,</text:span></text:p>
      <text:p text:style-name="Preformatted_20_Text"><text:span text:style-name="Source_20_Text"><text:s text:c="14"/>pg_stat_scan_tables,pg_write_server_files,sue}</text:span></text:p>
      <text:p text:style-name="Preformatted_20_Text"><text:span text:style-name="Source_20_Text">-[ RECORD 6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TEMPORARY</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text:span></text:p>
      <text:p text:style-name="Preformatted_20_Text"><text:span text:style-name="Source_20_Text"><text:s text:c="14"/>pg_execute_server_program,pg_monitor,pg_read_all_settings,</text:span></text:p>
      <text:p text:style-name="Preformatted_20_Text"><text:span text:style-name="Source_20_Text"><text:s text:c="14"/>pg_read_all_stats,pg_read_server_files,pg_signal_backend,</text:span></text:p>
      <text:p text:style-name="Preformatted_20_Text"><text:span text:style-name="Source_20_Text"><text:s text:c="14"/>pg_stat_scan_tables,pg_write_server_files,sue}</text:span></text:p>
      <text:p text:style-name="Preformatted_20_Text"><text:span text:style-name="Source_20_Text">-[ RECORD 7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TEMPORARY WITH GRANT OPTION</text:span></text:p>
      <text:p text:style-name="Preformatted_20_Text"><text:span text:style-name="Source_20_Text">array_agg <text:s/>| {alice,dbadm,endusers}</text:span></text:p>
      <text:p text:style-name="Preformatted_20_Text"><text:span text:style-name="Source_20_Text">-[ RECORD 8 ]-</text:span></text:p>
      <text:p text:style-name="Preformatted_20_Text"><text:span text:style-name="Source_20_Text">objtype <text:s text:c="3"/>| database</text:span></text:p>
      <text:p text:style-name="Preformatted_20_Text"><text:span text:style-name="Source_20_Text">schemaname |</text:span></text:p>
      <text:p text:style-name="Preformatted_20_Text"><text:span text:style-name="Source_20_Text">objname <text:s text:c="3"/>| deepdive</text:span></text:p>
      <text:p text:style-name="Preformatted_20_Text"><text:span text:style-name="Source_20_Text">privname <text:s text:c="2"/>| TEMP WITH GRANT OPTION</text:span></text:p>
      <text:p text:style-name="P2"><text:span text:style-name="Source_20_Text">array_agg <text:s/>| {alice,dbadm,endusers}</text:span></text:p>
      <text:p text:style-name="Text_20_body">Lot of information there!</text:p>
      <text:p text:style-name="Text_20_body"><text:span text:style-name="Emphasis">Note the use of</text:span> <text:span text:style-name="Source_20_Text">\x</text:span> <text:span text:style-name="Emphasis">in</text:span> <text:span text:style-name="Source_20_Text">psql</text:span> <text:span text:style-name="Emphasis">produces the "expanded" output we see here with each column on a separate row for readability.</text:span></text:p>
      <text:p text:style-name="Text_20_body">There are a couple general things right off to make note of:</text:p>
      <text:list xml:id="list1895083287" text:style-name="L2">
        <text:list-item>
          <text:p text:style-name="P15"><text:soft-page-break/>First, several of the privileges are repeated twice -- once alone, and once <text:span text:style-name="Source_20_Text">WITH GRANT OPTION</text:span>. The grant option means that this role can grant this privilege to other roles. Any role with the <text:span text:style-name="Source_20_Text">superuser</text:span> attribute will have this ability, but it can also be explicitly granted. </text:p>
        </text:list-item>
        <text:list-item>
          <text:p text:style-name="P4">Second, privilege <text:span text:style-name="Source_20_Text">TEMPORARY</text:span> and <text:span text:style-name="Source_20_Text">TEMP</text:span> are really just two spellings for the same privilege. </text:p>
        </text:list-item>
      </text:list>
      <text:p text:style-name="Text_20_body">If we eliminate both of these forms of duplication, we are really seeing three distinct cases to consider:</text:p>
      <text:list xml:id="list3989461354" text:style-name="L3">
        <text:list-item>
          <text:p text:style-name="P16">The first of those is <text:span text:style-name="Source_20_Text">CONNECT</text:span>. Notice that, by default, all of our roles have this privilege, even the ones that cannot login (the "groups"). It turns out that this is actually so because by default <text:span text:style-name="Source_20_Text">CONNECT</text:span> has be granted to <text:span text:style-name="Source_20_Text">PUBLIC</text:span>, and thus every role gains that privilege. Also notice that, by default, recent versions of PostgreSQL come with preexisting "group" roles which are intended to allow easy assignment of certain tasks to non-superuser roles. These <text:span text:style-name="Source_20_Text">pg_*</text:span> roles will be ignored for the rest of this blog (in fact, removed manually from the output), but they probably deserve a separate deep dive in order to understand all of the privileges those roles entail. </text:p>
        </text:list-item>
        <text:list-item>
          <text:p text:style-name="P16">The second case is <text:span text:style-name="Source_20_Text">CREATE</text:span> database. We have intentionally screened out the <text:span text:style-name="Source_20_Text">postgres</text:span> superuser, but there are three others in this list - <text:span text:style-name="Source_20_Text">alice</text:span>, <text:span text:style-name="Source_20_Text">endusers</text:span>, and <text:span text:style-name="Source_20_Text">dbadm</text:span>. The reason for that is that <text:span text:style-name="Source_20_Text">dbadm</text:span> was created as a superuser, <text:span text:style-name="Source_20_Text">endusers</text:span> was made a member of <text:span text:style-name="Source_20_Text">dbadm</text:span>, and <text:span text:style-name="Source_20_Text">alice</text:span> was made a member of <text:span text:style-name="Source_20_Text">endusers</text:span>. <text:span text:style-name="Emphasis">A subtle nuance to recognize though, is that</text:span> <text:span text:style-name="Source_20_Text">alice</text:span> <text:span text:style-name="Emphasis">and</text:span> <text:span text:style-name="Source_20_Text">endusers</text:span> <text:span text:style-name="Emphasis">were both created as</text:span> <text:span text:style-name="Source_20_Text">NOINHERIT</text:span><text:span text:style-name="Emphasis">.</text:span> This means that if you were to test your system by logging in as <text:span text:style-name="Source_20_Text">alice</text:span>, you would find that <text:span text:style-name="Source_20_Text">alice </text:span>cannot directly create a new database. And similarly neither can <text:span text:style-name="Source_20_Text">endusers</text:span>. However <text:span text:style-name="Source_20_Text">alice</text:span> <text:span text:style-name="Emphasis">can</text:span> do <text:span text:style-name="Source_20_Text">SET ROLE dbadm</text:span> and <text:span text:style-name="Emphasis">then</text:span> do <text:span text:style-name="Source_20_Text">CREATE DATABASE alices_sandbox</text:span>. </text:p>
        </text:list-item>
        <text:list-item>
          <text:p text:style-name="P5">The third case is TEMPORARY objects, which may be tables, views, and sequences. There is not much to be concerned about here except maybe the potential for unprivileged users to cause bloating of your system catalogs through temporary object creation. </text:p>
        </text:list-item>
      </text:list>
      <text:h text:style-name="Heading_20_3" text:outline-level="3">Function Objects</text:h>
      <text:p text:style-name="Text_20_body">The next object to examine is the function object. Going forward I am going to do the same consolidation that we did for the database object -- namely eliminate duplication. That will make this look like some records are missing because, well, they are. I am also going to remove the preexisting <text:span text:style-name="Source_20_Text">pg_*</text:span> "group" roles to help us focus a bit:</text:p>
      <text:p text:style-name="Preformatted_20_Text"><text:span text:style-name="Source_20_Text">-[ RECORD 9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all_access()</text:span></text:p>
      <text:p text:style-name="Preformatted_20_Text"><text:span text:style-name="Source_20_Text">privname <text:s text:c="2"/>| EXECUTE</text:span></text:p>
      <text:p text:style-name="Preformatted_20_Text"><text:span text:style-name="Source_20_Text">array_agg <text:s/>| {alice,dbadm,endusers}</text:span></text:p>
      <text:p text:style-name="Preformatted_20_Text"><text:span text:style-name="Source_20_Text">-[ RECORD 11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all_access(16)</text:span></text:p>
      <text:p text:style-name="Preformatted_20_Text"><text:span text:style-name="Source_20_Text">privname <text:s text:c="2"/>| EXECUTE</text:span></text:p>
      <text:p text:style-name="Preformatted_20_Text"><text:span text:style-name="Source_20_Text">array_agg <text:s/>| {alice,dbadm,endusers}</text:span></text:p>
      <text:p text:style-name="Preformatted_20_Text"><text:span text:style-name="Source_20_Text">-[ RECORD 13 ]-</text:span></text:p>
      <text:p text:style-name="Preformatted_20_Text"><text:span text:style-name="Source_20_Text">objtype <text:s text:c="3"/>| function</text:span></text:p>
      <text:p text:style-name="Preformatted_20_Text"><text:soft-page-break/><text:span text:style-name="Source_20_Text">schemaname | public</text:span></text:p>
      <text:p text:style-name="Preformatted_20_Text"><text:span text:style-name="Source_20_Text">objname <text:s text:c="3"/>| check_access(25 16)</text:span></text:p>
      <text:p text:style-name="Preformatted_20_Text"><text:span text:style-name="Source_20_Text">privname <text:s text:c="2"/>| EXECUTE</text:span></text:p>
      <text:p text:style-name="Preformatted_20_Text"><text:span text:style-name="Source_20_Text">array_agg <text:s/>| {alice,dbadm,endusers}</text:span></text:p>
      <text:p text:style-name="Preformatted_20_Text"><text:span text:style-name="Source_20_Text">-[ RECORD 15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check_access(25 16 25)</text:span></text:p>
      <text:p text:style-name="Preformatted_20_Text"><text:span text:style-name="Source_20_Text">privname <text:s text:c="2"/>| EXECUTE</text:span></text:p>
      <text:p text:style-name="Preformatted_20_Text"><text:span text:style-name="Source_20_Text">array_agg <text:s/>| {alice,dbadm,endusers}</text:span></text:p>
      <text:p text:style-name="Preformatted_20_Text"><text:span text:style-name="Source_20_Text">-[ RECORD 17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get_inv(25 25)</text:span></text:p>
      <text:p text:style-name="Preformatted_20_Text"><text:span text:style-name="Source_20_Text">privname <text:s text:c="2"/>| EXECUTE</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sue}</text:span></text:p>
      <text:p text:style-name="Preformatted_20_Text"><text:span text:style-name="Source_20_Text">-[ RECORD 19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my_privs()</text:span></text:p>
      <text:p text:style-name="Preformatted_20_Text"><text:span text:style-name="Source_20_Text">privname <text:s text:c="2"/>| EXECUTE</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sue}</text:span></text:p>
      <text:p text:style-name="Preformatted_20_Text"><text:span text:style-name="Source_20_Text">-[ RECORD 21 ]-</text:span></text:p>
      <text:p text:style-name="Preformatted_20_Text"><text:span text:style-name="Source_20_Text">objtype <text:s text:c="3"/>| function</text:span></text:p>
      <text:p text:style-name="Preformatted_20_Text"><text:span text:style-name="Source_20_Text">schemaname | public</text:span></text:p>
      <text:p text:style-name="Preformatted_20_Text"><text:span text:style-name="Source_20_Text">objname <text:s text:c="3"/>| my_privs_sys()</text:span></text:p>
      <text:p text:style-name="Preformatted_20_Text"><text:span text:style-name="Source_20_Text">privname <text:s text:c="2"/>| EXECUTE</text:span></text:p>
      <text:p text:style-name="Preformatted_20_Text"><text:span text:style-name="Source_20_Text">array_agg <text:s/>| {alice,alice,alice,alice,apps,appuser,bob,bob,</text:span></text:p>
      <text:p text:style-name="P2"><text:span text:style-name="Source_20_Text"><text:s text:c="14"/>dbadm,dbadmins,joe,endusers,endusers,mary,sue}</text:span></text:p>
      <text:p text:style-name="Text_20_body">A small side bar note here -- the permissions for <text:span text:style-name="Source_20_Text">all_access()</text:span> and <text:span text:style-name="Source_20_Text">check_access()</text:span> are granted to each of three users twice. Let's see why that is:</text:p>
      <text:p text:style-name="Preformatted_20_Text"><text:span text:style-name="Source_20_Text">SELECT pronamespace::regnamespace || '.' || <text:s/>proname || '(' || proargtypes::text || ')'</text:span></text:p>
      <text:p text:style-name="Preformatted_20_Text"><text:span text:style-name="Source_20_Text"><text:s text:c="7"/>AS objname FROM pg_proc WHERE proname LIKE '%\_access';</text:span></text:p>
      <text:p text:style-name="Preformatted_20_Text"/>
      <text:p text:style-name="Preformatted_20_Text"><text:span text:style-name="Source_20_Text"><text:s text:c="12"/>objname <text:s text:c="11"/></text:span></text:p>
      <text:p text:style-name="Preformatted_20_Text"><text:span text:style-name="Source_20_Text">-------------------------------</text:span></text:p>
      <text:p text:style-name="Preformatted_20_Text"><text:span text:style-name="Source_20_Text">public.check_access(25 16 25)</text:span></text:p>
      <text:p text:style-name="Preformatted_20_Text"><text:span text:style-name="Source_20_Text">public.check_access(25 16)</text:span></text:p>
      <text:p text:style-name="Preformatted_20_Text"><text:span text:style-name="Source_20_Text">public.all_access(16)</text:span></text:p>
      <text:p text:style-name="P2"><text:span text:style-name="Source_20_Text">public.all_access()</text:span></text:p>
      <text:p text:style-name="Text_20_body">What you see here is that each of those function names exists twice in the same schema ("public"), with differing sets of argument types. In PostgreSQL, functions are disambiguated based on their "function signature", which is the fully qualified function name (i.e. <text:span text:style-name="Source_20_Text">schema.funcname</text:span>) <text:span text:style-name="Emphasis">plus</text:span> the set of input argument types. More on that later in this blog, but each of those unique function objects has its own set of privileges granted, and therefore the function name shows up as granted twice since both objects have been granted.</text:p>
      <text:p text:style-name="Text_20_body">However we also see that <text:span text:style-name="Source_20_Text">get_inv()</text:span>, <text:span text:style-name="Source_20_Text">my_privs</text:span>, and <text:span text:style-name="Source_20_Text">my_privs_sys</text:span> are granted to <text:span text:style-name="Source_20_Text">alice</text:span> four times each and <text:span text:style-name="Source_20_Text">bob</text:span> and <text:span text:style-name="Source_20_Text">endusers </text:span>twice. What exactly is going on there? To investigate we can run the following (<text:span text:style-name="Source_20_Text">get_inv()</text:span> only since all have identical privilege grants):</text:p>
      <text:p text:style-name="Preformatted_20_Text"><text:span text:style-name="Source_20_Text">-- toggle expanded output off</text:span></text:p>
      <text:p text:style-name="Preformatted_20_Text"><text:span text:style-name="Source_20_Text">\x</text:span></text:p>
      <text:p text:style-name="Preformatted_20_Text"><text:soft-page-break/><text:span text:style-name="Source_20_Text">SELECT objtype, schemaname, objname, privname, base_role, as_role, role_path</text:span></text:p>
      <text:p text:style-name="Preformatted_20_Text"><text:span text:style-name="Source_20_Text">FROM all_access()</text:span></text:p>
      <text:p text:style-name="Preformatted_20_Text"><text:span text:style-name="Source_20_Text">WHERE base_role in ('alice','bob','endusers')</text:span></text:p>
      <text:p text:style-name="Preformatted_20_Text"><text:span text:style-name="Source_20_Text"><text:s text:c="2"/>AND objname in ('get_inv(25 25)')</text:span></text:p>
      <text:p text:style-name="Preformatted_20_Text"><text:span text:style-name="Source_20_Text"><text:s text:c="4"/>AND privname = 'EXECUTE' ORDER BY 3,5,7;</text:span></text:p>
      <text:p text:style-name="Preformatted_20_Text"/>
      <text:p text:style-name="Preformatted_20_Text"><text:span text:style-name="Source_20_Text"><text:s/>objtype <text:s/>| schemaname | <text:s text:c="3"/>objname <text:s text:c="4"/>| privname | base_role | as_role <text:s/>| <text:s text:c="4"/>role_path <text:s text:c="5"/></text:span></text:p>
      <text:p text:style-name="Preformatted_20_Text"><text:span text:style-name="Source_20_Text">----------+------------+----------------+----------+-----------+----------+--------------------</text:span></text:p>
      <text:p text:style-name="Preformatted_20_Text"><text:span text:style-name="Source_20_Text"><text:s/>function | public <text:s text:c="4"/>| get_inv(25 25) | EXECUTE <text:s/>| alice <text:s text:c="4"/>| alice <text:s text:c="3"/>| alice</text:span></text:p>
      <text:p text:style-name="Preformatted_20_Text"><text:span text:style-name="Source_20_Text"><text:s/>function | public <text:s text:c="4"/>| get_inv(25 25) | EXECUTE <text:s/>| alice <text:s text:c="4"/>| joe <text:s text:c="5"/>| alice.joe</text:span></text:p>
      <text:p text:style-name="Preformatted_20_Text"><text:span text:style-name="Source_20_Text"><text:s/>function | public <text:s text:c="4"/>| get_inv(25 25) | EXECUTE <text:s/>| alice <text:s text:c="4"/>| endusers | alice.endusers</text:span></text:p>
      <text:p text:style-name="Preformatted_20_Text"><text:span text:style-name="Source_20_Text"><text:s/>function | public <text:s text:c="4"/>| get_inv(25 25) | EXECUTE <text:s/>| alice <text:s text:c="4"/>| dbadm <text:s text:c="3"/>| alice.endusers.dbadm</text:span></text:p>
      <text:p text:style-name="Preformatted_20_Text"><text:span text:style-name="Source_20_Text"><text:s/>function | public <text:s text:c="4"/>| get_inv(25 25) | EXECUTE <text:s/>| bob <text:s text:c="6"/>| bob <text:s text:c="5"/>| bob</text:span></text:p>
      <text:p text:style-name="Preformatted_20_Text"><text:span text:style-name="Source_20_Text"><text:s/>function | public <text:s text:c="4"/>| get_inv(25 25) | EXECUTE <text:s/>| bob <text:s text:c="6"/>| dbadmins | bob.dbadmins</text:span></text:p>
      <text:p text:style-name="Preformatted_20_Text"><text:span text:style-name="Source_20_Text"><text:s/>function | public <text:s text:c="4"/>| get_inv(25 25) | EXECUTE <text:s/>| endusers <text:s/>| endusers | endusers</text:span></text:p>
      <text:p text:style-name="Preformatted_20_Text"><text:span text:style-name="Source_20_Text"><text:s/>function | public <text:s text:c="4"/>| get_inv(25 25) | EXECUTE <text:s/>| endusers <text:s/>| dbadm <text:s text:c="3"/>| endusers.dbadm</text:span></text:p>
      <text:p text:style-name="Preformatted_20_Text"><text:span text:style-name="Source_20_Text">(8 rows)</text:span></text:p>
      <text:p text:style-name="Preformatted_20_Text"/>
      <text:p text:style-name="Preformatted_20_Text"><text:span text:style-name="Source_20_Text">-- toggle expanded output on</text:span></text:p>
      <text:p text:style-name="P2"><text:span text:style-name="Source_20_Text">\x</text:span></text:p>
      <text:p text:style-name="Text_20_body">Here we see the following:</text:p>
      <text:list xml:id="list729995390" text:style-name="L4">
        <text:list-item>
          <text:p text:style-name="P17"><text:span text:style-name="Source_20_Text">alice</text:span> has direct access to <text:span text:style-name="Source_20_Text">EXECUTE</text:span> function <text:span text:style-name="Source_20_Text">get_inv(25 25)</text:span>. This is because, <text:span text:style-name="Emphasis">by default</text:span>, when we created <text:span text:style-name="Source_20_Text">get_inv()</text:span> the <text:span text:style-name="Source_20_Text">EXECUTE</text:span> privilege was granted to <text:span text:style-name="Source_20_Text">PUBLIC</text:span>. Hence <text:span text:style-name="Source_20_Text">bob</text:span> and <text:span text:style-name="Source_20_Text">endusers</text:span> also have direct access. </text:p>
        </text:list-item>
        <text:list-item>
          <text:p text:style-name="P17">Similarly, <text:span text:style-name="Source_20_Text">dbadmins</text:span> has <text:span text:style-name="Source_20_Text">EXECUTE</text:span> by virtue of the grant to <text:span text:style-name="Source_20_Text">PUBLIC</text:span>, and <text:span text:style-name="Source_20_Text">bob</text:span> can escalate (via <text:span text:style-name="Source_20_Text">SET ROLE</text:span>) to the <text:span text:style-name="Source_20_Text">dbadmins</text:span> role, thereby having a second path with which to run <text:span text:style-name="Source_20_Text">get_inv(25 25)</text:span>. </text:p>
        </text:list-item>
        <text:list-item>
          <text:p text:style-name="P17"><text:span text:style-name="Source_20_Text">endusers</text:span> can escalate to <text:span text:style-name="Source_20_Text">dbadm</text:span>, which in turn can execute <text:span text:style-name="Source_20_Text">get_inv(25 25)</text:span> for two reasons. First of all the grant to <text:span text:style-name="Source_20_Text">PUBLIC</text:span>, but also critically because <text:span text:style-name="Source_20_Text">dbadm</text:span> has the <text:span text:style-name="Source_20_Text">Superuser</text:span> attribute and can therefore do anything. </text:p>
        </text:list-item>
        <text:list-item>
          <text:p text:style-name="P6">Finally, <text:span text:style-name="Source_20_Text">alice</text:span> can escalate to <text:span text:style-name="Source_20_Text">endusers</text:span> or <text:span text:style-name="Source_20_Text">joe</text:span> to execute the function, or escalate again from <text:span text:style-name="Source_20_Text">endusers</text:span> to <text:span text:style-name="Source_20_Text">dbadm</text:span> and become <text:span text:style-name="Source_20_Text">Superuser</text:span>. </text:p>
        </text:list-item>
      </text:list>
      <text:p text:style-name="Text_20_body">What are the key takeaways here?</text:p>
      <text:p text:style-name="Text_20_body">Well, to me, there are several. The fact that PostgreSQL defaults to granting <text:span text:style-name="Source_20_Text">EXECUTE</text:span> on function objects to <text:span text:style-name="Source_20_Text">PUBLIC</text:span> may be surprising, and also means that any particular user may have several paths with which to gain the ability to run any particular function. Also, watch what happens if we <text:span text:style-name="Source_20_Text">REVOKE EXECUTE</text:span> from <text:span text:style-name="Source_20_Text">joe</text:span>:</text:p>
      <text:p text:style-name="Preformatted_20_Text"><text:span text:style-name="Source_20_Text">-- become joe</text:span></text:p>
      <text:p text:style-name="Preformatted_20_Text"><text:span text:style-name="Source_20_Text">SET SESSION AUTHORIZATION joe;</text:span></text:p>
      <text:p text:style-name="Preformatted_20_Text"><text:span text:style-name="Source_20_Text">SELECT CURRENT_USER, get_inv('something','somewhere');</text:span></text:p>
      <text:p text:style-name="Preformatted_20_Text"/>
      <text:p text:style-name="Preformatted_20_Text"><text:span text:style-name="Source_20_Text"><text:s/>current_user | get_inv</text:span></text:p>
      <text:p text:style-name="Preformatted_20_Text"><text:span text:style-name="Source_20_Text">--------------+---------</text:span></text:p>
      <text:p text:style-name="Preformatted_20_Text"><text:soft-page-break/><text:span text:style-name="Source_20_Text"><text:s/>joe <text:s text:c="9"/>| <text:s text:c="7"/></text:span></text:p>
      <text:p text:style-name="Preformatted_20_Text"><text:span text:style-name="Source_20_Text">(1 row)</text:span></text:p>
      <text:p text:style-name="Preformatted_20_Text"/>
      <text:p text:style-name="Preformatted_20_Text"><text:span text:style-name="Source_20_Text">-- reset to postgres</text:span></text:p>
      <text:p text:style-name="Preformatted_20_Text"><text:span text:style-name="Source_20_Text">RESET SESSION AUTHORIZATION;</text:span></text:p>
      <text:p text:style-name="Preformatted_20_Text"/>
      <text:p text:style-name="Preformatted_20_Text"><text:span text:style-name="Source_20_Text">-- revoke privilege from joe</text:span></text:p>
      <text:p text:style-name="Preformatted_20_Text"><text:span text:style-name="Source_20_Text">REVOKE ALL ON FUNCTION get_inv(text, text) FROM joe;</text:span></text:p>
      <text:p text:style-name="Preformatted_20_Text"/>
      <text:p text:style-name="Preformatted_20_Text"><text:span text:style-name="Source_20_Text">-- become joe again</text:span></text:p>
      <text:p text:style-name="Preformatted_20_Text"><text:span text:style-name="Source_20_Text">SET SESSION AUTHORIZATION joe;</text:span></text:p>
      <text:p text:style-name="Preformatted_20_Text"><text:span text:style-name="Source_20_Text">SELECT CURRENT_USER, get_inv('something','somewhere');</text:span></text:p>
      <text:p text:style-name="Preformatted_20_Text"/>
      <text:p text:style-name="Preformatted_20_Text"><text:span text:style-name="Source_20_Text"><text:s/>current_user | get_inv</text:span></text:p>
      <text:p text:style-name="Preformatted_20_Text"><text:span text:style-name="Source_20_Text">--------------+---------</text:span></text:p>
      <text:p text:style-name="Preformatted_20_Text"><text:span text:style-name="Source_20_Text"><text:s/>joe <text:s text:c="9"/>| <text:s text:c="7"/></text:span></text:p>
      <text:p text:style-name="Preformatted_20_Text"><text:span text:style-name="Source_20_Text">(1 row)</text:span></text:p>
      <text:p text:style-name="Preformatted_20_Text"/>
      <text:p text:style-name="Preformatted_20_Text"><text:span text:style-name="Source_20_Text">-- What happened here?!?</text:span></text:p>
      <text:p text:style-name="Preformatted_20_Text"/>
      <text:p text:style-name="Preformatted_20_Text"><text:span text:style-name="Source_20_Text">-- reset to postgres</text:span></text:p>
      <text:p text:style-name="P2"><text:span text:style-name="Source_20_Text">RESET SESSION AUTHORIZATION;</text:span></text:p>
      <text:p text:style-name="Text_20_body">Why can <text:span text:style-name="Source_20_Text">joe</text:span> still execute the function? The reason is that the ever-present <text:span text:style-name="Source_20_Text">PUBLIC</text:span> group still has <text:span text:style-name="Source_20_Text">EXECUTE</text:span> privilege for <text:span text:style-name="Source_20_Text">get_inv()</text:span>, and all users including <text:span text:style-name="Source_20_Text">joe</text:span> are counted as members of <text:span text:style-name="Source_20_Text">PUBLIC</text:span>. Since we never actually granted the <text:span text:style-name="Source_20_Text">EXECUTE</text:span> privilege for this function to <text:span text:style-name="Source_20_Text">joe</text:span>, the <text:span text:style-name="Source_20_Text">REVOKE</text:span> above did nothing for us. We will see later in this blog how to best "fix" this issue, but basically it involves revoking <text:span text:style-name="Source_20_Text">EXECUTE</text:span> from <text:span text:style-name="Source_20_Text">PUBLIC</text:span> on this function. Of course we then need to grant <text:span text:style-name="Source_20_Text">EXECUTE</text:span> to the individual roles that need the access. And we might also want to change the PostgreSQL default behavior so that every new function does not have <text:span text:style-name="Source_20_Text">EXECUTE</text:span> granted to <text:span text:style-name="Source_20_Text">PUBLIC</text:span>. Again, more on that later.</text:p>
      <text:p text:style-name="Text_20_body">Let's look at another issue:</text:p>
      <text:p text:style-name="Preformatted_20_Text"><text:span text:style-name="Source_20_Text">-- allow alice to read the view that get_inv() uses</text:span></text:p>
      <text:p text:style-name="Preformatted_20_Text"><text:span text:style-name="Source_20_Text">GRANT SELECT ON widget_inv TO alice;</text:span></text:p>
      <text:p text:style-name="Preformatted_20_Text"/>
      <text:p text:style-name="Preformatted_20_Text"><text:span text:style-name="Source_20_Text">-- become alice</text:span></text:p>
      <text:p text:style-name="Preformatted_20_Text"><text:span text:style-name="Source_20_Text">SET SESSION AUTHORIZATION alice;</text:span></text:p>
      <text:p text:style-name="Preformatted_20_Text"/>
      <text:p text:style-name="Preformatted_20_Text"><text:span text:style-name="Source_20_Text">-- run the same query</text:span></text:p>
      <text:p text:style-name="Preformatted_20_Text"><text:span text:style-name="Source_20_Text">SELECT CURRENT_USER, get_inv('something','somewhere');</text:span></text:p>
      <text:p text:style-name="Preformatted_20_Text"/>
      <text:p text:style-name="Preformatted_20_Text"><text:span text:style-name="Source_20_Text"><text:s/>current_user | get_inv</text:span></text:p>
      <text:p text:style-name="Preformatted_20_Text"><text:span text:style-name="Source_20_Text">--------------+---------</text:span></text:p>
      <text:p text:style-name="Preformatted_20_Text"><text:span text:style-name="Source_20_Text"><text:s/>alice <text:s text:c="7"/>| <text:s text:c="7"/></text:span></text:p>
      <text:p text:style-name="P2"><text:span text:style-name="Source_20_Text">(1 row)</text:span></text:p>
      <text:p text:style-name="Text_20_body">Notice that this runs fine. Perhaps that is not surprising, but it ought to be. Recall that <text:span text:style-name="Source_20_Text">alice</text:span> was originally created with the attribute for "No inheritance". Normally this means that in order to use the privileges of a "group" in which you belong, you must first explicitly escalate via <text:span text:style-name="Source_20_Text">SET ROLE</text:span> to that group. But in this case, <text:span text:style-name="Source_20_Text">alice</text:span> did not need to run <text:span text:style-name="Source_20_Text">SET ROLE PUBLIC</text:span>. So although <text:span text:style-name="Source_20_Text">PUBLIC</text:span> is similar to a catch-all group role, it does not act exactly the same as other group roles in that it is not affected by <text:span text:style-name="Source_20_Text">NOINHERIT</text:span>.</text:p>
      <text:p text:style-name="Text_20_body">Now revoke <text:span text:style-name="Source_20_Text">EXECUTE</text:span> from <text:span text:style-name="Source_20_Text">PUBLIC</text:span> and see what happens:</text:p>
      <text:p text:style-name="Preformatted_20_Text"><text:soft-page-break/><text:span text:style-name="Source_20_Text">-- reset to postgres</text:span></text:p>
      <text:p text:style-name="Preformatted_20_Text"><text:span text:style-name="Source_20_Text">RESET SESSION AUTHORIZATION;</text:span></text:p>
      <text:p text:style-name="Preformatted_20_Text"><text:span text:style-name="Source_20_Text">REVOKE ALL ON FUNCTION get_inv(text, text) FROM PUBLIC;</text:span></text:p>
      <text:p text:style-name="Preformatted_20_Text"><text:span text:style-name="Source_20_Text"><text:s text:c="2"/></text:span></text:p>
      <text:p text:style-name="Preformatted_20_Text"><text:span text:style-name="Source_20_Text">-- become alice</text:span></text:p>
      <text:p text:style-name="Preformatted_20_Text"><text:span text:style-name="Source_20_Text">SET SESSION AUTHORIZATION alice;</text:span></text:p>
      <text:p text:style-name="Preformatted_20_Text"/>
      <text:p text:style-name="Preformatted_20_Text"><text:span text:style-name="Source_20_Text">SELECT CURRENT_USER, get_inv('something','somewhere');</text:span></text:p>
      <text:p text:style-name="Preformatted_20_Text"><text:span text:style-name="Source_20_Text">ERROR: <text:s/>permission denied for function get_inv</text:span></text:p>
      <text:p text:style-name="Preformatted_20_Text"><text:span text:style-name="Source_20_Text"><text:s text:c="2"/></text:span></text:p>
      <text:p text:style-name="Preformatted_20_Text"><text:span text:style-name="Source_20_Text">SET ROLE endusers;</text:span></text:p>
      <text:p text:style-name="Preformatted_20_Text"/>
      <text:p text:style-name="Preformatted_20_Text"><text:span text:style-name="Source_20_Text">SELECT CURRENT_USER, get_inv('something','somewhere');</text:span></text:p>
      <text:p text:style-name="Preformatted_20_Text"><text:span text:style-name="Source_20_Text">ERROR: <text:s/>permission denied for function get_inv</text:span></text:p>
      <text:p text:style-name="Preformatted_20_Text"><text:span text:style-name="Source_20_Text"><text:s text:c="2"/></text:span></text:p>
      <text:p text:style-name="Preformatted_20_Text"><text:span text:style-name="Source_20_Text">SET ROLE dbadm;</text:span></text:p>
      <text:p text:style-name="Preformatted_20_Text"><text:span text:style-name="Source_20_Text">SELECT SESSION_USER, CURRENT_USER, get_inv('something','somewhere');</text:span></text:p>
      <text:p text:style-name="Preformatted_20_Text"/>
      <text:p text:style-name="Preformatted_20_Text"><text:span text:style-name="Source_20_Text"><text:s/>session_user | current_user | get_inv</text:span></text:p>
      <text:p text:style-name="Preformatted_20_Text"><text:span text:style-name="Source_20_Text">--------------+--------------+---------</text:span></text:p>
      <text:p text:style-name="Preformatted_20_Text"><text:span text:style-name="Source_20_Text"><text:s/>alice <text:s text:c="7"/>| dbadm <text:s text:c="7"/>| <text:s text:c="7"/></text:span></text:p>
      <text:p text:style-name="Preformatted_20_Text"><text:span text:style-name="Source_20_Text">(1 row)</text:span></text:p>
      <text:p text:style-name="Preformatted_20_Text"><text:span text:style-name="Source_20_Text"><text:s text:c="2"/></text:span></text:p>
      <text:p text:style-name="Preformatted_20_Text"><text:span text:style-name="Source_20_Text">-- reset to postgres</text:span></text:p>
      <text:p text:style-name="Preformatted_20_Text"><text:span text:style-name="Source_20_Text">RESET SESSION AUTHORIZATION;</text:span></text:p>
      <text:p text:style-name="Preformatted_20_Text"/>
      <text:p text:style-name="Preformatted_20_Text"><text:span text:style-name="Source_20_Text">-- restore state</text:span></text:p>
      <text:p text:style-name="Preformatted_20_Text"><text:span text:style-name="Source_20_Text">GRANT EXECUTE ON FUNCTION get_inv(text, text) TO PUBLIC;</text:span></text:p>
      <text:p text:style-name="P2"><text:span text:style-name="Source_20_Text">REVOKE SELECT ON widget_inv FROM alice;</text:span></text:p>
      <text:p text:style-name="Text_20_body">Note that even after taking away privileges from <text:span text:style-name="Source_20_Text">PUBLIC</text:span> it is possible for <text:span text:style-name="Source_20_Text">alice</text:span> to escalate to <text:span text:style-name="Source_20_Text">dbadm</text:span> becoming a superuser, and execute the function. If we had simply tested to see if <text:span text:style-name="Source_20_Text">alice</text:span> could execute the function directly we would have failed to notice this path to privilege. We saw this same situation earlier, for the same reason, with respect to <text:span text:style-name="Source_20_Text">alice</text:span> and the <text:span text:style-name="Source_20_Text">CREATE</text:span> database object privilege.</text:p>
      <text:h text:style-name="Heading_20_3" text:outline-level="3">Language Objects</text:h>
      <text:p text:style-name="Text_20_body">The next database object of interest is language.</text:p>
      <text:p text:style-name="Preformatted_20_Text"><text:span text:style-name="Source_20_Text">-[ RECORD 23 ]-</text:span></text:p>
      <text:p text:style-name="Preformatted_20_Text"><text:span text:style-name="Source_20_Text">objtype <text:s text:c="3"/>| language</text:span></text:p>
      <text:p text:style-name="Preformatted_20_Text"><text:span text:style-name="Source_20_Text">schemaname |</text:span></text:p>
      <text:p text:style-name="Preformatted_20_Text"><text:span text:style-name="Source_20_Text">objname <text:s text:c="3"/>| c</text:span></text:p>
      <text:p text:style-name="Preformatted_20_Text"><text:span text:style-name="Source_20_Text">privname <text:s text:c="2"/>| USAGE</text:span></text:p>
      <text:p text:style-name="Preformatted_20_Text"><text:span text:style-name="Source_20_Text">array_agg <text:s/>| {alice,dbadm,endusers}</text:span></text:p>
      <text:p text:style-name="Preformatted_20_Text"><text:span text:style-name="Source_20_Text">-[ RECORD 25 ]-</text:span></text:p>
      <text:p text:style-name="Preformatted_20_Text"><text:span text:style-name="Source_20_Text">objtype <text:s text:c="3"/>| language</text:span></text:p>
      <text:p text:style-name="Preformatted_20_Text"><text:span text:style-name="Source_20_Text">schemaname |</text:span></text:p>
      <text:p text:style-name="Preformatted_20_Text"><text:span text:style-name="Source_20_Text">objname <text:s text:c="3"/>| internal</text:span></text:p>
      <text:p text:style-name="Preformatted_20_Text"><text:span text:style-name="Source_20_Text">privname <text:s text:c="2"/>| USAGE</text:span></text:p>
      <text:p text:style-name="Preformatted_20_Text"><text:span text:style-name="Source_20_Text">array_agg <text:s/>| {alice,dbadm,endusers}</text:span></text:p>
      <text:p text:style-name="Preformatted_20_Text"><text:span text:style-name="Source_20_Text">-[ RECORD 27 ]-</text:span></text:p>
      <text:p text:style-name="Preformatted_20_Text"><text:span text:style-name="Source_20_Text">objtype <text:s text:c="3"/>| language</text:span></text:p>
      <text:p text:style-name="Preformatted_20_Text"><text:span text:style-name="Source_20_Text">schemaname |</text:span></text:p>
      <text:p text:style-name="Preformatted_20_Text"><text:span text:style-name="Source_20_Text">objname <text:s text:c="3"/>| plpgsql</text:span></text:p>
      <text:p text:style-name="Preformatted_20_Text"><text:span text:style-name="Source_20_Text">privname <text:s text:c="2"/>| USAGE</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sue}</text:span></text:p>
      <text:p text:style-name="Preformatted_20_Text"><text:span text:style-name="Source_20_Text">-[ RECORD 29 ]-</text:span></text:p>
      <text:p text:style-name="Preformatted_20_Text"><text:span text:style-name="Source_20_Text">objtype <text:s text:c="3"/>| language</text:span></text:p>
      <text:p text:style-name="Preformatted_20_Text"><text:soft-page-break/><text:span text:style-name="Source_20_Text">schemaname |</text:span></text:p>
      <text:p text:style-name="Preformatted_20_Text"><text:span text:style-name="Source_20_Text">objname <text:s text:c="3"/>| sql</text:span></text:p>
      <text:p text:style-name="Preformatted_20_Text"><text:span text:style-name="Source_20_Text">privname <text:s text:c="2"/>| USAGE</text:span></text:p>
      <text:p text:style-name="Preformatted_20_Text"><text:span text:style-name="Source_20_Text">array_agg <text:s/>| {alice,alice,alice,alice,apps,appuser,bob,bob,</text:span></text:p>
      <text:p text:style-name="P2"><text:span text:style-name="Source_20_Text"><text:s text:c="14"/>dbadm,dbadmins,joe,endusers,endusers,mary,sue}</text:span></text:p>
      <text:p text:style-name="Text_20_body">The <text:span text:style-name="Source_20_Text">USAGE</text:span> privilege on a language allows functions to be created in that language. Here we see that the <text:span text:style-name="Source_20_Text">c</text:span> and <text:span text:style-name="Source_20_Text">internal</text:span> languages can only be used by superusers. That means <text:span text:style-name="Source_20_Text">dbadm</text:span> directly, and <text:span text:style-name="Source_20_Text">endusers</text:span> and <text:span text:style-name="Source_20_Text">alice</text:span> via explicit <text:span text:style-name="Source_20_Text">SET ROLE</text:span> commands. On the other hand, creation of <text:span text:style-name="Source_20_Text">sql</text:span> and <text:span text:style-name="Source_20_Text">plpgsql</text:span> functions has been granted to <text:span text:style-name="Source_20_Text">PUBLIC</text:span>, meaning all roles have access to create those functions by default. The reason for the difference is that <text:span text:style-name="Source_20_Text">c</text:span> and <text:span text:style-name="Source_20_Text">internal</text:span> languages are <text:span text:style-name="Source_20_Text">untrusted</text:span> whereas <text:span text:style-name="Source_20_Text">sql</text:span> and <text:span text:style-name="Source_20_Text">plpgsql</text:span> are <text:span text:style-name="Source_20_Text">trusted</text:span>. An <text:span text:style-name="Source_20_Text">untrusted</text:span> language potentially allows access which bypasses normal PostgreSQL Discretionary Access Control (DAC), and therefore only superusers (who already bypass all DAC) should be allowed to use them to create functions. A <text:span text:style-name="Source_20_Text">trusted</text:span> language on the other hand does not provide any way to bypass DAC, and therefore can be "safely" granted to all roles. However, we'll see later that even <text:span text:style-name="Source_20_Text">trusted </text:span>languages can be used in an unsafe way.</text:p>
      <text:h text:style-name="Heading_20_3" text:outline-level="3">Schema Objects</text:h>
      <text:p text:style-name="Text_20_body">After language, we come to the schema object type.</text:p>
      <text:p text:style-name="Preformatted_20_Text"><text:span text:style-name="Source_20_Text">-[ RECORD 31 ]-</text:span></text:p>
      <text:p text:style-name="Preformatted_20_Text"><text:span text:style-name="Source_20_Text">objtype <text:s text:c="3"/>| schema</text:span></text:p>
      <text:p text:style-name="Preformatted_20_Text"><text:span text:style-name="Source_20_Text">schemaname | public</text:span></text:p>
      <text:p text:style-name="Preformatted_20_Text"><text:span text:style-name="Source_20_Text">objname <text:s text:c="3"/>| public</text:span></text:p>
      <text:p text:style-name="Preformatted_20_Text"><text:span text:style-name="Source_20_Text">privname <text:s text:c="2"/>| CREATE</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sue}</text:span></text:p>
      <text:p text:style-name="Preformatted_20_Text"><text:span text:style-name="Source_20_Text">-[ RECORD 33 ]-</text:span></text:p>
      <text:p text:style-name="Preformatted_20_Text"><text:span text:style-name="Source_20_Text">objtype <text:s text:c="3"/>| schema</text:span></text:p>
      <text:p text:style-name="Preformatted_20_Text"><text:span text:style-name="Source_20_Text">schemaname | public</text:span></text:p>
      <text:p text:style-name="Preformatted_20_Text"><text:span text:style-name="Source_20_Text">objname <text:s text:c="3"/>| public</text:span></text:p>
      <text:p text:style-name="Preformatted_20_Text"><text:span text:style-name="Source_20_Text">privname <text:s text:c="2"/>| USAGE</text:span></text:p>
      <text:p text:style-name="Preformatted_20_Text"><text:span text:style-name="Source_20_Text">array_agg <text:s/>| {alice,alice,alice,alice,apps,appuser,bob,bob,</text:span></text:p>
      <text:p text:style-name="P2"><text:span text:style-name="Source_20_Text"><text:s text:c="14"/>dbadm,dbadmins,joe,endusers,endusers,mary,sue}</text:span></text:p>
      <text:p text:style-name="Text_20_body">Fairly simple, but as we will see later, <text:span text:style-name="Emphasis">very</text:span> important implications to security. By default, the <text:span text:style-name="Source_20_Text">public</text:span> schema has <text:span text:style-name="Source_20_Text">CREATE</text:span> and <text:span text:style-name="Source_20_Text">USAGE </text:span>privileges granted to <text:span text:style-name="Source_20_Text">PUBLIC</text:span>, and therefore all of our roles currently have these privileges.</text:p>
      <text:h text:style-name="Heading_20_3" text:outline-level="3">Table Objects</text:h>
      <text:p text:style-name="Text_20_body">We now come to table objects:</text:p>
      <text:p text:style-name="Preformatted_20_Text"><text:span text:style-name="Source_20_Text">-[ RECORD 35, 37, 39, 41, 43, 45, 47,</text:span></text:p>
      <text:p text:style-name="Preformatted_20_Text"><text:span text:style-name="Source_20_Text">49, 51, 53, 55, 57, 59, 61 ]-</text:span></text:p>
      <text:p text:style-name="Preformatted_20_Text"><text:span text:style-name="Source_20_Text">objtype <text:s text:c="3"/>| table</text:span></text:p>
      <text:p text:style-name="Preformatted_20_Text"><text:span text:style-name="Source_20_Text">schemaname | public</text:span></text:p>
      <text:p text:style-name="Preformatted_20_Text"><text:span text:style-name="Source_20_Text">objname <text:s text:c="3"/>| t1, t2</text:span></text:p>
      <text:p text:style-name="Preformatted_20_Text"><text:span text:style-name="Source_20_Text">privname <text:s text:c="2"/>| SELECT, INSERT, UPDATE, DELETE, REFERENCES, TRIGGER, TRUNCATE</text:span></text:p>
      <text:p text:style-name="P2"><text:span text:style-name="Source_20_Text">array_agg <text:s/>| {alice,dbadm,endusers}</text:span></text:p>
      <text:p text:style-name="Text_20_body"><text:soft-page-break/>Once again I have done the same deduplication, but in addition, I consolidated otherwise identical records into one entry to aid in comprehension. In a nutshell, this consolidated record shows that <text:span text:style-name="Source_20_Text">alice</text:span>, <text:span text:style-name="Source_20_Text">dbadm</text:span>, and <text:span text:style-name="Source_20_Text">endusers</text:span> have all privileges for both <text:span text:style-name="Source_20_Text">t1</text:span> and <text:span text:style-name="Source_20_Text">t2</text:span>.</text:p>
      <text:p text:style-name="Text_20_body">Recall what we saw earlier in order to understand why. The role <text:span text:style-name="Source_20_Text">dbadm</text:span> has the <text:span text:style-name="Source_20_Text">SUPERUSER</text:span> attribute which bypasses DAC, <text:span text:style-name="Source_20_Text">endusers</text:span> can <text:span text:style-name="Source_20_Text">SET ROLE dbadm</text:span>, and <text:span text:style-name="Source_20_Text">alice</text:span> can <text:span text:style-name="Source_20_Text">SET ROLE endusers</text:span> and therefore also <text:span text:style-name="Source_20_Text">dbadm</text:span>. Pretty straight forward, but once again, if we simply checked to see if <text:span text:style-name="Source_20_Text">alice</text:span> could do a <text:span text:style-name="Source_20_Text">SELECT * FROM t1</text:span> we would be deceiving ourselves into thinking that <text:span text:style-name="Source_20_Text">t1</text:span> was secure.</text:p>
      <text:p text:style-name="Preformatted_20_Text"><text:span text:style-name="Source_20_Text">SET SESSION AUTHORIZATION alice;</text:span></text:p>
      <text:p text:style-name="Preformatted_20_Text"><text:span text:style-name="Source_20_Text">SELECT * from t1;</text:span></text:p>
      <text:p text:style-name="Preformatted_20_Text"><text:span text:style-name="Source_20_Text">ERROR: <text:s/>permission denied for table t1</text:span></text:p>
      <text:p text:style-name="Preformatted_20_Text"/>
      <text:p text:style-name="Preformatted_20_Text"><text:span text:style-name="Source_20_Text">SET ROLE dbadm;</text:span></text:p>
      <text:p text:style-name="Preformatted_20_Text"><text:span text:style-name="Source_20_Text">SELECT * from t1;</text:span></text:p>
      <text:p text:style-name="Preformatted_20_Text"><text:span text:style-name="Source_20_Text">t1_id | widgetname</text:span></text:p>
      <text:p text:style-name="Preformatted_20_Text"><text:span text:style-name="Source_20_Text">-------+------------</text:span></text:p>
      <text:p text:style-name="Preformatted_20_Text"><text:span text:style-name="Source_20_Text">(0 rows)</text:span></text:p>
      <text:p text:style-name="Preformatted_20_Text"/>
      <text:p text:style-name="P2"><text:span text:style-name="Source_20_Text">RESET SESSION AUTHORIZATION;</text:span></text:p>
      <text:p text:style-name="Text_20_body">Also notice that we can escalate <text:span text:style-name="Emphasis">directly</text:span> from <text:span text:style-name="Source_20_Text">alice</text:span> to <text:span text:style-name="Source_20_Text">dbadm</text:span> in one shot. We do not need to switch to <text:span text:style-name="Source_20_Text">endusers</text:span> first.</text:p>
      <text:h text:style-name="Heading_20_3" text:outline-level="3">View Objects</text:h>
      <text:p text:style-name="Text_20_body">Finally, the last object type we will discuss, views:</text:p>
      <text:p text:style-name="Preformatted_20_Text"><text:span text:style-name="Source_20_Text">-[ RECORD 63, 65, 67, 71, 73, 75, 77, 79, 81,</text:span></text:p>
      <text:p text:style-name="Preformatted_20_Text"><text:span text:style-name="Source_20_Text">85, 87, 89, 91, 93 ,95, 99, 101, 103 ]-</text:span></text:p>
      <text:p text:style-name="Preformatted_20_Text"><text:span text:style-name="Source_20_Text">objtype <text:s text:c="3"/>| view</text:span></text:p>
      <text:p text:style-name="Preformatted_20_Text"><text:span text:style-name="Source_20_Text">schemaname | public</text:span></text:p>
      <text:p text:style-name="Preformatted_20_Text"><text:span text:style-name="Source_20_Text">objname <text:s text:c="3"/>| my_privs, my_privs_sys, widget_inv</text:span></text:p>
      <text:p text:style-name="Preformatted_20_Text"><text:span text:style-name="Source_20_Text">privname <text:s text:c="2"/>| INSERT, UPDATE, DELETE, REFERENCES, TRIGGER, TRUNCATE</text:span></text:p>
      <text:p text:style-name="Preformatted_20_Text"><text:span text:style-name="Source_20_Text">array_agg <text:s/>| {alice,dbadm,endusers}</text:span></text:p>
      <text:p text:style-name="Preformatted_20_Text"><text:span text:style-name="Source_20_Text">-[ RECORD 69, 83 ]-</text:span></text:p>
      <text:p text:style-name="Preformatted_20_Text"><text:span text:style-name="Source_20_Text">objtype <text:s text:c="3"/>| view</text:span></text:p>
      <text:p text:style-name="Preformatted_20_Text"><text:span text:style-name="Source_20_Text">schemaname | public</text:span></text:p>
      <text:p text:style-name="Preformatted_20_Text"><text:span text:style-name="Source_20_Text">objname <text:s text:c="3"/>| my_privs, my_privs_sys</text:span></text:p>
      <text:p text:style-name="Preformatted_20_Text"><text:span text:style-name="Source_20_Text">privname <text:s text:c="2"/>| SELECT</text:span></text:p>
      <text:p text:style-name="Preformatted_20_Text"><text:span text:style-name="Source_20_Text">array_agg <text:s/>| {alice,alice,alice,alice,apps,appuser,bob,bob,</text:span></text:p>
      <text:p text:style-name="Preformatted_20_Text"><text:span text:style-name="Source_20_Text"><text:s text:c="14"/>dbadm,dbadmins,joe,endusers,endusers,mary,sue}</text:span></text:p>
      <text:p text:style-name="Preformatted_20_Text"><text:span text:style-name="Source_20_Text">-[ RECORD 97 ]-</text:span></text:p>
      <text:p text:style-name="Preformatted_20_Text"><text:span text:style-name="Source_20_Text">objtype <text:s text:c="3"/>| view</text:span></text:p>
      <text:p text:style-name="Preformatted_20_Text"><text:span text:style-name="Source_20_Text">schemaname | public</text:span></text:p>
      <text:p text:style-name="Preformatted_20_Text"><text:span text:style-name="Source_20_Text">objname <text:s text:c="3"/>| widget_inv</text:span></text:p>
      <text:p text:style-name="Preformatted_20_Text"><text:span text:style-name="Source_20_Text">privname <text:s text:c="2"/>| SELECT</text:span></text:p>
      <text:p text:style-name="P2"><text:span text:style-name="Source_20_Text">array_agg <text:s/>| {alice,alice,alice,apps,appuser,dbadm,joe,endusers,endusers,mary}</text:span></text:p>
      <text:p text:style-name="Text_20_body">Based on everything we has seen so far, this output should make sense:</text:p>
      <text:list xml:id="list325899438" text:style-name="L5">
        <text:list-item>
          <text:p text:style-name="P18">Non <text:span text:style-name="Source_20_Text">SELECT</text:span> privilege is restricted to superusers or those roles that can <text:span text:style-name="Source_20_Text">SET ROLE</text:span> to superuser status. </text:p>
        </text:list-item>
        <text:list-item>
          <text:p text:style-name="P18">The <text:span text:style-name="Source_20_Text">SELECT</text:span> privilege on <text:span text:style-name="Source_20_Text">my_privs</text:span> and <text:span text:style-name="Source_20_Text">my_privs_sys</text:span> has been granted to <text:span text:style-name="Source_20_Text">PUBLIC</text:span>, and therefore all roles can exercise it, and those roles which are <text:span text:style-name="Source_20_Text">NOINHERIT</text:span> can exercise it via multiple paths. </text:p>
        </text:list-item>
        <text:list-item>
          <text:p text:style-name="P7"><text:soft-page-break/>The <text:span text:style-name="Source_20_Text">SELECT</text:span> privilege on <text:span text:style-name="Source_20_Text">widget_inv</text:span> was granted way up at the beginning of this article to <text:span text:style-name="Source_20_Text">apps, endusers</text:span>, which (if you are keeping up) you know matches the above list modulo <text:span text:style-name="Source_20_Text">NOINHERIT</text:span> paths, etc. -- proof left to the reader as an exercise! </text:p>
        </text:list-item>
      </text:list>
      <text:h text:style-name="Heading_20_2" text:outline-level="2">About Views and Functions</text:h>
      <text:p text:style-name="Text_20_body">One aspect of views in PostgreSQL which is not often discussed is the fact that a view always accesses the underlying objects in the view SQL <text:span text:style-name="Emphasis">as the owner of the view</text:span>, not the role invoking the outer query. This is different than the default behavior of PostgreSQL functions.</text:p>
      <text:p text:style-name="Text_20_body">Functions might be <text:span text:style-name="Source_20_Text">SECURITY INVOKER</text:span> (the default), or <text:span text:style-name="Source_20_Text">SECURITY DEFINER</text:span>. The former means that the function executes with the privileges of the invoker (<text:span text:style-name="Source_20_Text">CURRENT_USER</text:span>) whereas the latter means that the function executes with the privileges of the owner of the function -- which is the creator by default, but ownership might be changed by the superuser.</text:p>
      <text:p text:style-name="Text_20_body">Thus you can think of views in PostgreSQL as being <text:span text:style-name="Source_20_Text">SECURITY DEFINER</text:span> while functions are usually (unless specifically created otherwise) <text:span text:style-name="Source_20_Text">SECURITY INVOKER</text:span>. Things can get interesting, or more likely confusing, when a view includes one or more function calls.</text:p>
      <text:p text:style-name="Text_20_body">To illustrate, recall the objects already created and privileges granted for this article.</text:p>
      <text:p text:style-name="Preformatted_20_Text"><text:span text:style-name="Source_20_Text">CREATE TABLE t1 (t1_id int PRIMARY KEY, widgetname text);</text:span></text:p>
      <text:p text:style-name="Preformatted_20_Text"><text:span text:style-name="Source_20_Text">CREATE TABLE t2 (t2_id int PRIMARY KEY, t1_id int REFERENCES t1, qty int, location text);</text:span></text:p>
      <text:p text:style-name="Preformatted_20_Text"><text:span text:style-name="Source_20_Text">CREATE VIEW widget_inv AS SELECT widgetname, location, qty FROM t2 JOIN t1 USING (t1_id);</text:span></text:p>
      <text:p text:style-name="Preformatted_20_Text"><text:span text:style-name="Source_20_Text">CREATE FUNCTION get_inv(wdgt text, loc text) RETURNS int AS</text:span></text:p>
      <text:p text:style-name="Preformatted_20_Text"><text:span text:style-name="Source_20_Text">$$</text:span></text:p>
      <text:p text:style-name="Preformatted_20_Text"><text:span text:style-name="Source_20_Text"><text:s text:c="2"/>SELECT qty FROM widget_inv WHERE widgetname = wdgt AND location = loc</text:span></text:p>
      <text:p text:style-name="Preformatted_20_Text"><text:span text:style-name="Source_20_Text">$$ LANGUAGE sql;</text:span></text:p>
      <text:p text:style-name="P2"><text:span text:style-name="Source_20_Text">GRANT SELECT ON widget_inv TO apps, endusers;</text:span></text:p>
      <text:p text:style-name="Text_20_body">Notice that no grants were performed on tables <text:span text:style-name="Source_20_Text">t1</text:span> and <text:span text:style-name="Source_20_Text">t2</text:span>. Yet as we saw above, the function <text:span text:style-name="Source_20_Text">get_inv()</text:span> can be executed by <text:span text:style-name="Source_20_Text">appuser</text:span>(in fact all roles as it was granted to <text:span text:style-name="Source_20_Text">PUBLIC</text:span> by default), and the view <text:span text:style-name="Source_20_Text">widget_inv</text:span> can also be selected by <text:span text:style-name="Source_20_Text">appuser</text:span>.</text:p>
      <text:p text:style-name="Preformatted_20_Text"><text:span text:style-name="Source_20_Text">SET SESSION AUTHORIZATION appuser;</text:span></text:p>
      <text:p text:style-name="Preformatted_20_Text"/>
      <text:p text:style-name="Preformatted_20_Text"><text:span text:style-name="Source_20_Text">SELECT CURRENT_USER, SESSION_USER, * FROM t1;</text:span></text:p>
      <text:p text:style-name="Preformatted_20_Text"><text:span text:style-name="Source_20_Text">ERROR: <text:s/>permission denied for table t1</text:span></text:p>
      <text:p text:style-name="Preformatted_20_Text"/>
      <text:p text:style-name="Preformatted_20_Text"><text:span text:style-name="Source_20_Text">SELECT CURRENT_USER, SESSION_USER, get_inv('anything','anywhere');</text:span></text:p>
      <text:p text:style-name="Preformatted_20_Text"/>
      <text:p text:style-name="Preformatted_20_Text"><text:span text:style-name="Source_20_Text"><text:s/>current_user | session_user | get_inv</text:span></text:p>
      <text:p text:style-name="Preformatted_20_Text"><text:span text:style-name="Source_20_Text">--------------+--------------+---------</text:span></text:p>
      <text:p text:style-name="Preformatted_20_Text"><text:span text:style-name="Source_20_Text"><text:s/>appuser <text:s text:c="5"/>| appuser <text:s text:c="5"/>| <text:s text:c="7"/></text:span></text:p>
      <text:p text:style-name="Preformatted_20_Text"><text:span text:style-name="Source_20_Text">(1 row)</text:span></text:p>
      <text:p text:style-name="Preformatted_20_Text"/>
      <text:p text:style-name="P2"><text:span text:style-name="Source_20_Text">RESET SESSION AUTHORIZATION;</text:span></text:p>
      <text:p text:style-name="Text_20_body">And sure enough, <text:span text:style-name="Source_20_Text">appuser</text:span> is successful in calling get_inv(). No data was returned because we have not put any into the tables.</text:p>
      <text:p text:style-name="Text_20_body">So for the non-believers out there, try this:</text:p>
      <text:p text:style-name="Preformatted_20_Text"><text:span text:style-name="Source_20_Text">INSERT INTO t1 VALUES (1, 'widget1');</text:span></text:p>
      <text:p text:style-name="Preformatted_20_Text"><text:soft-page-break/><text:span text:style-name="Source_20_Text">INSERT INTO t2 VALUES (1, 1, 42, 'loc1'), (2, 1, 24, 'loc2');</text:span></text:p>
      <text:p text:style-name="Preformatted_20_Text"/>
      <text:p text:style-name="Preformatted_20_Text"><text:span text:style-name="Source_20_Text">SET SESSION AUTHORIZATION appuser;</text:span></text:p>
      <text:p text:style-name="Preformatted_20_Text"/>
      <text:p text:style-name="Preformatted_20_Text"><text:span text:style-name="Source_20_Text">SELECT CURRENT_USER, SESSION_USER, * FROM t1;</text:span></text:p>
      <text:p text:style-name="Preformatted_20_Text"><text:span text:style-name="Source_20_Text">ERROR: <text:s/>permission denied for table t1</text:span></text:p>
      <text:p text:style-name="Preformatted_20_Text"/>
      <text:p text:style-name="Preformatted_20_Text"><text:span text:style-name="Source_20_Text">SELECT CURRENT_USER, SESSION_USER, get_inv('widget1','loc1');</text:span></text:p>
      <text:p text:style-name="Preformatted_20_Text"/>
      <text:p text:style-name="Preformatted_20_Text"><text:span text:style-name="Source_20_Text"><text:s/>current_user | session_user | get_inv</text:span></text:p>
      <text:p text:style-name="Preformatted_20_Text"><text:span text:style-name="Source_20_Text">--------------+--------------+---------</text:span></text:p>
      <text:p text:style-name="Preformatted_20_Text"><text:span text:style-name="Source_20_Text"><text:s/>appuser <text:s text:c="5"/>| appuser <text:s text:c="5"/>| <text:s text:c="5"/>42</text:span></text:p>
      <text:p text:style-name="Preformatted_20_Text"><text:span text:style-name="Source_20_Text">(1 row)</text:span></text:p>
      <text:p text:style-name="Preformatted_20_Text"/>
      <text:p text:style-name="P2"><text:span text:style-name="Source_20_Text">RESET SESSION AUTHORIZATION;</text:span></text:p>
      <text:p text:style-name="Text_20_body">Voilà, we have access to data.</text:p>
      <text:p text:style-name="Text_20_body">Now let's see what happens if we mix functions and views the other way around:</text:p>
      <text:p text:style-name="Preformatted_20_Text"><text:span text:style-name="Source_20_Text">CREATE OR REPLACE FUNCTION ft1() RETURNS SETOF t1 AS $$</text:span></text:p>
      <text:p text:style-name="Preformatted_20_Text"><text:span text:style-name="Source_20_Text"><text:s text:c="2"/>SELECT * FROM t1</text:span></text:p>
      <text:p text:style-name="Preformatted_20_Text"><text:span text:style-name="Source_20_Text">$$ LANGUAGE sql;</text:span></text:p>
      <text:p text:style-name="Preformatted_20_Text"/>
      <text:p text:style-name="Preformatted_20_Text"><text:span text:style-name="Source_20_Text">CREATE VIEW vt2 AS</text:span></text:p>
      <text:p text:style-name="Preformatted_20_Text"><text:span text:style-name="Source_20_Text"><text:s text:c="2"/>SELECT * FROM t2;</text:span></text:p>
      <text:p text:style-name="Preformatted_20_Text"/>
      <text:p text:style-name="Preformatted_20_Text"><text:span text:style-name="Source_20_Text">CREATE VIEW widget_inv2 AS</text:span></text:p>
      <text:p text:style-name="Preformatted_20_Text"><text:span text:style-name="Source_20_Text"><text:s text:c="2"/>SELECT widgetname, location, qty</text:span></text:p>
      <text:p text:style-name="Preformatted_20_Text"><text:span text:style-name="Source_20_Text"><text:s text:c="2"/>FROM vt2 JOIN ft1() USING (t1_id);</text:span></text:p>
      <text:p text:style-name="Preformatted_20_Text"/>
      <text:p text:style-name="Preformatted_20_Text"><text:span text:style-name="Source_20_Text">GRANT SELECT ON vt2, widget_inv2 TO apps;</text:span></text:p>
      <text:p text:style-name="Preformatted_20_Text"/>
      <text:p text:style-name="Preformatted_20_Text"><text:span text:style-name="Source_20_Text">SET SESSION AUTHORIZATION appuser;</text:span></text:p>
      <text:p text:style-name="Preformatted_20_Text"/>
      <text:p text:style-name="Preformatted_20_Text"><text:span text:style-name="Source_20_Text">SELECT CURRENT_USER, SESSION_USER, * FROM ft1();</text:span></text:p>
      <text:p text:style-name="Preformatted_20_Text"><text:span text:style-name="Source_20_Text">ERROR: <text:s/>permission denied for table t1</text:span></text:p>
      <text:p text:style-name="Preformatted_20_Text"><text:span text:style-name="Source_20_Text">CONTEXT: <text:s/>SQL function "ft1" statement 1</text:span></text:p>
      <text:p text:style-name="Preformatted_20_Text"/>
      <text:p text:style-name="Preformatted_20_Text"><text:span text:style-name="Source_20_Text">SELECT CURRENT_USER, SESSION_USER, * FROM vt2;</text:span></text:p>
      <text:p text:style-name="Preformatted_20_Text"/>
      <text:p text:style-name="Preformatted_20_Text"><text:span text:style-name="Source_20_Text"><text:s/>current_user | session_user | t2_id | t1_id | qty | location</text:span></text:p>
      <text:p text:style-name="Preformatted_20_Text"><text:span text:style-name="Source_20_Text">--------------+--------------+-------+-------+-----+----------</text:span></text:p>
      <text:p text:style-name="Preformatted_20_Text"><text:span text:style-name="Source_20_Text"><text:s/>appuser <text:s text:c="5"/>| appuser <text:s text:c="5"/>| <text:s text:c="4"/>1 | <text:s text:c="4"/>1 | <text:s/>42 | loc1</text:span></text:p>
      <text:p text:style-name="Preformatted_20_Text"><text:span text:style-name="Source_20_Text"><text:s/>appuser <text:s text:c="5"/>| appuser <text:s text:c="5"/>| <text:s text:c="4"/>2 | <text:s text:c="4"/>1 | <text:s/>24 | loc2</text:span></text:p>
      <text:p text:style-name="Preformatted_20_Text"><text:span text:style-name="Source_20_Text">(2 rows)</text:span></text:p>
      <text:p text:style-name="Preformatted_20_Text"/>
      <text:p text:style-name="Preformatted_20_Text"><text:span text:style-name="Source_20_Text">SELECT CURRENT_USER, SESSION_USER, * FROM widget_inv;</text:span></text:p>
      <text:p text:style-name="Preformatted_20_Text"/>
      <text:p text:style-name="Preformatted_20_Text"><text:span text:style-name="Source_20_Text"><text:s/>current_user | session_user | widgetname | location | qty</text:span></text:p>
      <text:p text:style-name="Preformatted_20_Text"><text:span text:style-name="Source_20_Text">--------------+--------------+------------+----------+-----</text:span></text:p>
      <text:p text:style-name="Preformatted_20_Text"><text:span text:style-name="Source_20_Text"><text:s/>appuser <text:s text:c="5"/>| appuser <text:s text:c="5"/>| widget1 <text:s text:c="3"/>| loc1 <text:s text:c="4"/>| <text:s/>42</text:span></text:p>
      <text:p text:style-name="Preformatted_20_Text"><text:span text:style-name="Source_20_Text"><text:s/>appuser <text:s text:c="5"/>| appuser <text:s text:c="5"/>| widget1 <text:s text:c="3"/>| loc2 <text:s text:c="4"/>| <text:s/>24</text:span></text:p>
      <text:p text:style-name="Preformatted_20_Text"><text:span text:style-name="Source_20_Text">(2 rows)</text:span></text:p>
      <text:p text:style-name="Preformatted_20_Text"/>
      <text:p text:style-name="Preformatted_20_Text"><text:span text:style-name="Source_20_Text">SELECT CURRENT_USER, SESSION_USER, * FROM widget_inv2;</text:span></text:p>
      <text:p text:style-name="Preformatted_20_Text"><text:span text:style-name="Source_20_Text">ERROR: <text:s/>permission denied for table t1</text:span></text:p>
      <text:p text:style-name="Preformatted_20_Text"><text:span text:style-name="Source_20_Text">CONTEXT: <text:s/>SQL function "ft1" statement 1</text:span></text:p>
      <text:p text:style-name="Preformatted_20_Text"/>
      <text:p text:style-name="Preformatted_20_Text"><text:span text:style-name="Source_20_Text">RESET SESSION AUTHORIZATION;</text:span></text:p>
      <text:p text:style-name="Preformatted_20_Text"/>
      <text:p text:style-name="Preformatted_20_Text"><text:span text:style-name="Source_20_Text">DROP VIEW vt2, widget_inv2;</text:span></text:p>
      <text:p text:style-name="P2"><text:span text:style-name="Source_20_Text">DROP FUNCTION ft1();</text:span></text:p>
      <text:p text:style-name="Text_20_body"><text:soft-page-break/>As expected, accessing the underlying tables directly via a <text:span text:style-name="Source_20_Text">VIEW</text:span> works, but when a <text:span text:style-name="Source_20_Text">SECURITY INVOKER</text:span> (i.e. default) function is called in a similar <text:span text:style-name="Source_20_Text">VIEW</text:span>, access is denied. We can "fix" this by making the function <text:span text:style-name="Source_20_Text">SECURITY DEFINER</text:span>:</text:p>
      <text:p text:style-name="Preformatted_20_Text"><text:span text:style-name="Source_20_Text">CREATE OR REPLACE FUNCTION ft1() RETURNS SETOF t1 AS $$</text:span></text:p>
      <text:p text:style-name="Preformatted_20_Text"><text:span text:style-name="Source_20_Text"><text:s text:c="2"/>SELECT * FROM t1</text:span></text:p>
      <text:p text:style-name="Preformatted_20_Text"><text:span text:style-name="Source_20_Text">$$ SECURITY DEFINER LANGUAGE sql;</text:span></text:p>
      <text:p text:style-name="Preformatted_20_Text"/>
      <text:p text:style-name="Preformatted_20_Text"><text:span text:style-name="Source_20_Text">CREATE VIEW widget_inv2 AS</text:span></text:p>
      <text:p text:style-name="Preformatted_20_Text"><text:span text:style-name="Source_20_Text"><text:s text:c="2"/>SELECT widgetname, location, qty</text:span></text:p>
      <text:p text:style-name="Preformatted_20_Text"><text:span text:style-name="Source_20_Text"><text:s text:c="2"/>FROM t2 JOIN ft1() USING (t1_id);</text:span></text:p>
      <text:p text:style-name="Preformatted_20_Text"/>
      <text:p text:style-name="Preformatted_20_Text"><text:span text:style-name="Source_20_Text">GRANT SELECT ON widget_inv2 TO apps;</text:span></text:p>
      <text:p text:style-name="Preformatted_20_Text"/>
      <text:p text:style-name="Preformatted_20_Text"><text:span text:style-name="Source_20_Text">SET SESSION AUTHORIZATION appuser;</text:span></text:p>
      <text:p text:style-name="Preformatted_20_Text"/>
      <text:p text:style-name="Preformatted_20_Text"><text:span text:style-name="Source_20_Text">SELECT CURRENT_USER, SESSION_USER, * FROM ft1();</text:span></text:p>
      <text:p text:style-name="Preformatted_20_Text"/>
      <text:p text:style-name="Preformatted_20_Text"><text:span text:style-name="Source_20_Text"><text:s/>current_user | session_user | t1_id | widgetname</text:span></text:p>
      <text:p text:style-name="Preformatted_20_Text"><text:span text:style-name="Source_20_Text">--------------+--------------+-------+------------</text:span></text:p>
      <text:p text:style-name="Preformatted_20_Text"><text:span text:style-name="Source_20_Text"><text:s/>appuser <text:s text:c="5"/>| appuser <text:s text:c="5"/>| <text:s text:c="4"/>1 | widget1</text:span></text:p>
      <text:p text:style-name="Preformatted_20_Text"><text:span text:style-name="Source_20_Text">(1 row)</text:span></text:p>
      <text:p text:style-name="Preformatted_20_Text"/>
      <text:p text:style-name="Preformatted_20_Text"><text:span text:style-name="Source_20_Text">SELECT CURRENT_USER, SESSION_USER, * FROM widget_inv2;</text:span></text:p>
      <text:p text:style-name="Preformatted_20_Text"/>
      <text:p text:style-name="Preformatted_20_Text"><text:span text:style-name="Source_20_Text"><text:s/>current_user | session_user | widgetname | location | qty</text:span></text:p>
      <text:p text:style-name="Preformatted_20_Text"><text:span text:style-name="Source_20_Text">--------------+--------------+------------+----------+-----</text:span></text:p>
      <text:p text:style-name="Preformatted_20_Text"><text:span text:style-name="Source_20_Text"><text:s/>appuser <text:s text:c="5"/>| appuser <text:s text:c="5"/>| widget1 <text:s text:c="3"/>| loc1 <text:s text:c="4"/>| <text:s/>42</text:span></text:p>
      <text:p text:style-name="Preformatted_20_Text"><text:span text:style-name="Source_20_Text"><text:s/>appuser <text:s text:c="5"/>| appuser <text:s text:c="5"/>| widget1 <text:s text:c="3"/>| loc2 <text:s text:c="4"/>| <text:s/>24</text:span></text:p>
      <text:p text:style-name="Preformatted_20_Text"><text:span text:style-name="Source_20_Text">(2 rows)</text:span></text:p>
      <text:p text:style-name="Preformatted_20_Text"/>
      <text:p text:style-name="Preformatted_20_Text"><text:span text:style-name="Source_20_Text">RESET SESSION AUTHORIZATION;</text:span></text:p>
      <text:p text:style-name="Preformatted_20_Text"/>
      <text:p text:style-name="Preformatted_20_Text"><text:span text:style-name="Source_20_Text">DROP VIEW widget_inv2;</text:span></text:p>
      <text:p text:style-name="P2"><text:span text:style-name="Source_20_Text">DROP FUNCTION ft1();</text:span></text:p>
      <text:p text:style-name="Text_20_body">We will take a breather here for now. The second part of this two part blog will cover the interesting case of CVE-2018-1058 and its implications. I hope you have enjoyed the first part of the blog and will come back for part 2!</text:p>
      <text:p text:style-name="Standard"/>
      <text:h text:style-name="P1" text:outline-level="1"><text:bookmark text:name="hs_cos_wrapper_name1"/>PostgreSQL Deep Dive: PostgreSQL Defaults and Impact on Security - Part 2</text:h>
      <text:section text:style-name="Sect1" text:name="Section1">
        <text:p text:style-name="Text_20_body"><text:bookmark text:name="hubspot-author_data"/>June 27, 2019 <text:a xlink:type="simple" xlink:href="https://blog.crunchydata.com/blog/author/joe-conway" text:style-name="Internet_20_link" text:visited-style-name="Visited_20_Internet_20_Link">Joe Conway</text:a> </text:p>
      </text:section>
      <text:p text:style-name="Text_20_body"><text:bookmark text:name="hubspot-topic_data1"/><text:a xlink:type="simple" xlink:href="https://blog.crunchydata.com/blog/topic/postgresql" text:style-name="Internet_20_link" text:visited-style-name="Visited_20_Internet_20_Link">PostgreSQL</text:a> <text:a xlink:type="simple" xlink:href="https://blog.crunchydata.com/blog/topic/security" text:style-name="Internet_20_link" text:visited-style-name="Visited_20_Internet_20_Link">Security</text:a> </text:p>
      <text:p text:style-name="Text_20_body"><text:bookmark text:name="hs_cos_wrapper_post_body1"/>In <text:a xlink:type="simple" xlink:href="https://blog.crunchydata.com/blog/postgresql-defaults-and-impact-on-security-part-1" office:target-frame-name="_blank" xlink:show="new" text:style-name="Internet_20_link" text:visited-style-name="Visited_20_Internet_20_Link">Part 1 </text:a>of this blog, we covered quite a bit of information with respect to how a PostgreSQL database is initially configured by default from the perspective of discretionary access control. We also saw how to inspect those default behaviors using the <text:a xlink:type="simple" xlink:href="https://github.com/CrunchyData/crunchy_check_access" text:style-name="Internet_20_link" text:visited-style-name="Visited_20_Internet_20_Link">crunchy_check_access</text:a> extension. In Part 2, we will <text:a xlink:type="simple" xlink:href="https://blog.crunchydata.com/blog/demystifying-schemas-search_path-through-examples" text:style-name="Internet_20_link" text:visited-style-name="Visited_20_Internet_20_Link">explore the situation identified in CVE-2018-1058</text:a> and discuss how to protect yourself.</text:p>
      <text:h text:style-name="Heading_20_2" text:outline-level="2">CVE-2018-1058: Explained and Exploited</text:h>
      <text:p text:style-name="Text_20_body">Finally we have come to the Pièce De Résistance!</text:p>
      <text:p text:style-name="Text_20_body"><text:a xlink:type="simple" xlink:href="https://blog.crunchydata.com/blog/demystifying-schemas-search_path-through-examples" text:style-name="Internet_20_link" text:visited-style-name="Visited_20_Internet_20_Link">CVE-2018-1058</text:a> describes how a user can create objects, named the same as objects in different schemas which can change the behavior of other users' queries, potentially causing unexpected or malicious behavior. This is also known as a <text:a xlink:type="simple" xlink:href="https://en.wikipedia.org/wiki/Trojan_horse_(computing)" office:target-frame-name="_blank" xlink:show="new" text:style-name="Internet_20_link" text:visited-style-name="Visited_20_Internet_20_Link"><text:span text:style-name="Emphasis">trojan-horse</text:span></text:a><text:a xlink:type="simple" xlink:href="https://en.wikipedia.org/wiki/Trojan_horse_(computing)" office:target-frame-name="_blank" xlink:show="new" text:style-name="Internet_20_link" text:visited-style-name="Visited_20_Internet_20_Link"> attack</text:a>. In order to fully understand how this situation may arise, we will first review some fundamental PostgreSQL concepts.</text:p>
      <text:h text:style-name="Heading_20_3" text:outline-level="3">Concept: Schemas</text:h>
      <text:p text:style-name="Text_20_body">Schemas allow users to create objects in separate namespaces. This in turn allows multiple objects to have same object names, since they are differentiated by the namespace name, i.e. the schema name. By <text:span text:style-name="Emphasis">default</text:span>:</text:p>
      <text:list xml:id="list475887267" text:style-name="L6">
        <text:list-item>
          <text:p text:style-name="P19">All databases have schema called <text:span text:style-name="Source_20_Text">pg_catalog</text:span>, which includes built-in objects provided by PostgreSQL which are generally necessary for normal database operations. These include very basic functions such as <text:span text:style-name="Source_20_Text">int4pl()</text:span>, which adds two integers, as well as commonly used utility functions such as <text:span text:style-name="Source_20_Text">lower()</text:span>. More on the <text:span text:style-name="Source_20_Text">lower()</text:span> function later since it is the focus of the examples. </text:p>
        </text:list-item>
        <text:list-item>
          <text:p text:style-name="P8">New databases have a schema called <text:span text:style-name="Source_20_Text">public</text:span>, and any connected user can create objects in the <text:span text:style-name="Source_20_Text">public</text:span> schema. We saw this earlier when examining permissions. This provides a place in which an arbitrary user can create an arbitrary function unless specific action is taken to prevent it. </text:p>
        </text:list-item>
      </text:list>
      <text:h text:style-name="Heading_20_3" text:outline-level="3">Concept: Search Path</text:h>
      <text:p text:style-name="Text_20_body">PostgreSQL searches the system catalog schema, <text:span text:style-name="Source_20_Text">pg_catalog</text:span> first. Otherwise the <text:span text:style-name="Source_20_Text">search_path</text:span> setting determines object resolution, similar to the way that the <text:span text:style-name="Source_20_Text">$PATH</text:span> setting works for command resolution at a <text:span text:style-name="Source_20_Text">bash</text:span> shell command line. By default:</text:p>
      <text:list xml:id="list1516018530" text:style-name="L7">
        <text:list-item>
          <text:p text:style-name="P20"><text:span text:style-name="Source_20_Text">search_path = $user, public</text:span> </text:p>
        </text:list-item>
        <text:list-item>
          <text:p text:style-name="P9"><text:span text:style-name="Source_20_Text">$user</text:span> is equal to the <text:span text:style-name="Source_20_Text">SESSION_USER</text:span> name </text:p>
        </text:list-item>
      </text:list>
      <text:p text:style-name="Text_20_body">Although <text:span text:style-name="Source_20_Text">search_path</text:span> starts with <text:span text:style-name="Source_20_Text">$user</text:span>, the <text:span text:style-name="Source_20_Text">$user</text:span> schema will not exist unless it is created. Recall earlier that a user must have the <text:span text:style-name="Source_20_Text">SUPERUSER</text:span> attribute in order to create a schema in a <text:soft-page-break/>database, so normal unprivileged roles cannot create this for themselves. However the <text:span text:style-name="Source_20_Text">public</text:span> schema is second in line, and anybody can create objects there. Hold onto that thought.</text:p>
      <text:h text:style-name="Heading_20_3" text:outline-level="3">Concept: Function Signature and Datatype Coercion</text:h>
      <text:p text:style-name="Text_20_body">In addition to name resolution, as mentioned earlier functions are resolved by input argument datatype as well. Automatic implicit datatype coercion occurs for certain built-in datatypes. Example:</text:p>
      <text:p text:style-name="Preformatted_20_Text"><text:span text:style-name="Source_20_Text">-- following function works for text,</text:span></text:p>
      <text:p text:style-name="Preformatted_20_Text"><text:span text:style-name="Source_20_Text">-- or varchar if it exists alone in the search path</text:span></text:p>
      <text:p text:style-name="Preformatted_20_Text"><text:span text:style-name="Source_20_Text">CREATE FUNCTION bar(text) ...;</text:span></text:p>
      <text:p text:style-name="Preformatted_20_Text"/>
      <text:p text:style-name="Preformatted_20_Text"><text:span text:style-name="Source_20_Text">-- but this function may also exist, and if so, it will handle varchar</text:span></text:p>
      <text:p text:style-name="P2"><text:span text:style-name="Source_20_Text">CREATE FUNCTION bar(varchar) ...;</text:span></text:p>
      <text:h text:style-name="Heading_20_3" text:outline-level="3">Consequences</text:h>
      <text:p text:style-name="Text_20_body"><text:span text:style-name="Emphasis">By default</text:span>:</text:p>
      <text:list xml:id="list848500561" text:style-name="L8">
        <text:list-item>
          <text:p text:style-name="P21">All new objects (e.g. tables, functions) are created in the <text:span text:style-name="Source_20_Text">public</text:span> schema. </text:p>
        </text:list-item>
        <text:list-item>
          <text:p text:style-name="P21">Unqualified referenced objects are found in public schema. Note that by "unqualified" I mean references to an object that are not schema qualified. E.g. <text:span text:style-name="Source_20_Text">pg_catalog.int4pl(1,1)</text:span> is fully schema qualified versus <text:span text:style-name="Source_20_Text">int4pl(1,1)</text:span> which is not. </text:p>
        </text:list-item>
        <text:list-item>
          <text:p text:style-name="P21">It is possible for an unprivileged (does not hold the <text:span text:style-name="Source_20_Text">SUPERUSER</text:span> attribute) user to create function such that: </text:p>
          <text:list>
            <text:list-item>
              <text:p text:style-name="P21">the function name matches a <text:span text:style-name="Source_20_Text">pg_catalog</text:span> function </text:p>
            </text:list-item>
            <text:list-item>
              <text:p text:style-name="P21">but with different argument datatype(s) </text:p>
            </text:list-item>
            <text:list-item>
              <text:p text:style-name="P10">where the arguments are normally implicitly coerced datatype(s) when the <text:span text:style-name="Source_20_Text">pg_catalog</text:span> version of the function is selected. </text:p>
            </text:list-item>
          </text:list>
        </text:list-item>
      </text:list>
      <text:p text:style-name="Text_20_body"> </text:p>
      <text:p text:style-name="Text_20_body">Some SQL will hopefully help make all of this a bit more clear:</text:p>
      <text:p text:style-name="Preformatted_20_Text"><text:span text:style-name="Source_20_Text">CREATE TABLE foo(id int);</text:span></text:p>
      <text:p text:style-name="Preformatted_20_Text"/>
      <text:p text:style-name="Preformatted_20_Text"><text:span text:style-name="Source_20_Text">-- these are equivalent by default</text:span></text:p>
      <text:p text:style-name="Preformatted_20_Text"><text:span text:style-name="Source_20_Text">SELECT * FROM foo;</text:span></text:p>
      <text:p text:style-name="Preformatted_20_Text"><text:span text:style-name="Source_20_Text">SELECT * FROM public.foo;</text:span></text:p>
      <text:p text:style-name="Preformatted_20_Text"/>
      <text:p text:style-name="Preformatted_20_Text"><text:span text:style-name="Source_20_Text">-- clean up</text:span></text:p>
      <text:p text:style-name="Preformatted_20_Text"><text:span text:style-name="Source_20_Text">DROP TABLE foo;</text:span></text:p>
      <text:p text:style-name="Preformatted_20_Text"/>
      <text:p text:style-name="Preformatted_20_Text"><text:span text:style-name="Source_20_Text">CREATE FUNCTION lower(varchar) RETURNS text AS $$</text:span></text:p>
      <text:p text:style-name="Preformatted_20_Text"><text:span text:style-name="Source_20_Text">SELECT 'ALICE WAS HERE: ' || $1;</text:span></text:p>
      <text:p text:style-name="Preformatted_20_Text"><text:span text:style-name="Source_20_Text">$$ LANGUAGE SQL IMMUTABLE;</text:span></text:p>
      <text:p text:style-name="Preformatted_20_Text"/>
      <text:p text:style-name="Preformatted_20_Text"><text:span text:style-name="Source_20_Text">-- note public.lower(varchar) will shadow pg_catalog.lower(text)</text:span></text:p>
      <text:p text:style-name="Preformatted_20_Text"><text:span text:style-name="Source_20_Text">-- when the arg is actually varchar</text:span></text:p>
      <text:p text:style-name="Preformatted_20_Text"><text:span text:style-name="Source_20_Text">\df lower</text:span></text:p>
      <text:p text:style-name="Preformatted_20_Text"><text:span text:style-name="Source_20_Text">List of functions</text:span></text:p>
      <text:p text:style-name="Preformatted_20_Text"><text:span text:style-name="Source_20_Text"><text:s text:c="2"/>Schema <text:s text:c="2"/>| Name <text:s/>| Result data type | Argument data types | Type</text:span></text:p>
      <text:p text:style-name="Preformatted_20_Text"><text:span text:style-name="Source_20_Text">------------+-------+------------------+---------------------+------</text:span></text:p>
      <text:p text:style-name="Preformatted_20_Text"><text:span text:style-name="Source_20_Text">pg_catalog | lower | anyelement <text:s text:c="6"/>| anyrange <text:s text:c="11"/>| func</text:span></text:p>
      <text:p text:style-name="Preformatted_20_Text"><text:soft-page-break/><text:span text:style-name="Source_20_Text">pg_catalog | lower | text <text:s text:c="12"/>| text <text:s text:c="15"/>| func</text:span></text:p>
      <text:p text:style-name="Preformatted_20_Text"><text:span text:style-name="Source_20_Text">public <text:s text:c="4"/>| lower | text <text:s text:c="12"/>| character varying <text:s text:c="2"/>| func</text:span></text:p>
      <text:p text:style-name="Preformatted_20_Text"/>
      <text:p text:style-name="Preformatted_20_Text"><text:span text:style-name="Source_20_Text">-- clean up</text:span></text:p>
      <text:p text:style-name="P2"><text:span text:style-name="Source_20_Text">DROP FUNCTION lower(varchar);</text:span></text:p>
      <text:p text:style-name="Text_20_body">As you can see here, the version of <text:span text:style-name="Source_20_Text">lower()</text:span> in <text:span text:style-name="Source_20_Text">public</text:span> takes an argument of type <text:span text:style-name="Source_20_Text">character varying</text:span>, while the one in <text:span text:style-name="Source_20_Text">pg_catalog </text:span>which ships with PostgreSQL takes an argument of type <text:span text:style-name="Source_20_Text">text</text:span>. When an unsuspecting user subsequently executes <text:span text:style-name="Source_20_Text">SELECT lower('some varchar data')</text:span> the former will now get used instead of the latter (assuming we had not dropped the function as we did above).</text:p>
      <text:p text:style-name="Text_20_body">The problem is that when we combine</text:p>
      <text:list xml:id="list2366365203" text:style-name="L9">
        <text:list-item>
          <text:p text:style-name="P22">a default <text:span text:style-name="Source_20_Text">public</text:span> schema <text:span text:style-name="Source_20_Text">CREATE</text:span> privilege via the <text:span text:style-name="Source_20_Text">PUBLIC</text:span> group </text:p>
        </text:list-item>
        <text:list-item>
          <text:p text:style-name="P22">a default <text:span text:style-name="Source_20_Text">search_path</text:span> setting which includes the <text:span text:style-name="Source_20_Text">public</text:span> schema </text:p>
        </text:list-item>
        <text:list-item>
          <text:p text:style-name="P22">the ability to create objects with the same names in different schemas </text:p>
        </text:list-item>
        <text:list-item>
          <text:p text:style-name="P22">the method that PostgreSQL uses when it searches for objects based on <text:span text:style-name="Source_20_Text">search_path</text:span> </text:p>
        </text:list-item>
        <text:list-item>
          <text:p text:style-name="P22">function signature resolution </text:p>
        </text:list-item>
        <text:list-item>
          <text:p text:style-name="P11">implicit datatype conversions </text:p>
        </text:list-item>
      </text:list>
      <text:p text:style-name="Text_20_body">it presents the opportunity for one user to modify behavior of another user's query. For example, we can insert a function that, when executed by superuser, grants escalated privileges to ourselves.</text:p>
      <text:h text:style-name="Heading_20_3" text:outline-level="3">Full Example</text:h>
      <text:p text:style-name="Preformatted_20_Text"><text:span text:style-name="Source_20_Text">CREATE TABLE categories</text:span></text:p>
      <text:p text:style-name="Preformatted_20_Text"><text:span text:style-name="Source_20_Text">(</text:span></text:p>
      <text:p text:style-name="Preformatted_20_Text"><text:span text:style-name="Source_20_Text">category_id integer PRIMARY KEY,</text:span></text:p>
      <text:p text:style-name="Preformatted_20_Text"><text:span text:style-name="Source_20_Text">category_name varchar(32) UNIQUE,</text:span></text:p>
      <text:p text:style-name="Preformatted_20_Text"><text:span text:style-name="Source_20_Text">category_desc varchar(128)</text:span></text:p>
      <text:p text:style-name="Preformatted_20_Text"><text:span text:style-name="Source_20_Text">);</text:span></text:p>
      <text:p text:style-name="Preformatted_20_Text"/>
      <text:p text:style-name="Preformatted_20_Text"><text:span text:style-name="Source_20_Text">INSERT INTO categories VALUES</text:span></text:p>
      <text:p text:style-name="Preformatted_20_Text"><text:span text:style-name="Source_20_Text">(1, 'cold beverages', 'cold beverages, non-alcoholic'),</text:span></text:p>
      <text:p text:style-name="Preformatted_20_Text"><text:span text:style-name="Source_20_Text">(2, 'beer', 'domestic beer'),</text:span></text:p>
      <text:p text:style-name="Preformatted_20_Text"><text:span text:style-name="Source_20_Text">(3, 'craft beer', 'international and craft domestic beer'),</text:span></text:p>
      <text:p text:style-name="Preformatted_20_Text"><text:span text:style-name="Source_20_Text">(4, 'hot beverages', 'tea, coffee, latte');</text:span></text:p>
      <text:p text:style-name="Preformatted_20_Text"/>
      <text:p text:style-name="Preformatted_20_Text"><text:span text:style-name="Source_20_Text">CREATE ROLE dbro LOGIN;</text:span></text:p>
      <text:p text:style-name="Preformatted_20_Text"/>
      <text:p text:style-name="Preformatted_20_Text"><text:span text:style-name="Source_20_Text">SET SESSION AUTHORIZATION dbro;</text:span></text:p>
      <text:p text:style-name="Preformatted_20_Text"/>
      <text:p text:style-name="Preformatted_20_Text"><text:span text:style-name="Source_20_Text">CREATE OR REPLACE FUNCTION lower(varchar)</text:span></text:p>
      <text:p text:style-name="Preformatted_20_Text"><text:span text:style-name="Source_20_Text">RETURNS text AS $$</text:span></text:p>
      <text:p text:style-name="Preformatted_20_Text"><text:span text:style-name="Source_20_Text">DECLARE</text:span></text:p>
      <text:p text:style-name="Preformatted_20_Text"><text:span text:style-name="Source_20_Text">dbro_issu bool;</text:span></text:p>
      <text:p text:style-name="Preformatted_20_Text"><text:span text:style-name="Source_20_Text">curr_issu bool;</text:span></text:p>
      <text:p text:style-name="Preformatted_20_Text"><text:span text:style-name="Source_20_Text">BEGIN</text:span></text:p>
      <text:p text:style-name="Preformatted_20_Text"><text:span text:style-name="Source_20_Text">dbro_issu := usesuper from pg_user where usename = 'dbro';</text:span></text:p>
      <text:p text:style-name="Preformatted_20_Text"><text:span text:style-name="Source_20_Text">curr_issu := usesuper from pg_user where usename = CURRENT_USER;</text:span></text:p>
      <text:p text:style-name="Preformatted_20_Text"><text:span text:style-name="Source_20_Text">IF curr_issu AND NOT dbro_issu THEN</text:span></text:p>
      <text:p text:style-name="Preformatted_20_Text"><text:span text:style-name="Source_20_Text">ALTER USER dbro SUPERUSER;</text:span></text:p>
      <text:p text:style-name="Preformatted_20_Text"><text:span text:style-name="Source_20_Text">END IF;</text:span></text:p>
      <text:p text:style-name="Preformatted_20_Text"><text:span text:style-name="Source_20_Text">RETURN lower($1::text);</text:span></text:p>
      <text:p text:style-name="Preformatted_20_Text"><text:span text:style-name="Source_20_Text">END;</text:span></text:p>
      <text:p text:style-name="Preformatted_20_Text"><text:span text:style-name="Source_20_Text">$$ LANGUAGE plpgsql VOLATILE;</text:span></text:p>
      <text:p text:style-name="Preformatted_20_Text"/>
      <text:p text:style-name="Preformatted_20_Text"><text:soft-page-break/><text:span text:style-name="Source_20_Text">RESET SESSION AUTHORIZATION;</text:span></text:p>
      <text:p text:style-name="Preformatted_20_Text"><text:span text:style-name="Source_20_Text">\du dbro</text:span></text:p>
      <text:p text:style-name="Preformatted_20_Text"><text:span text:style-name="Source_20_Text"><text:s text:c="11"/>List of roles</text:span></text:p>
      <text:p text:style-name="Preformatted_20_Text"><text:span text:style-name="Source_20_Text">Role name | Attributes | Member of</text:span></text:p>
      <text:p text:style-name="Preformatted_20_Text"><text:span text:style-name="Source_20_Text">-----------+------------+-----------</text:span></text:p>
      <text:p text:style-name="Preformatted_20_Text"><text:span text:style-name="Source_20_Text">dbro <text:s text:c="5"/>| <text:s text:c="11"/>| {}</text:span></text:p>
      <text:p text:style-name="Preformatted_20_Text"/>
      <text:p text:style-name="Preformatted_20_Text"><text:span text:style-name="Source_20_Text">-- looks "normal"</text:span></text:p>
      <text:p text:style-name="Preformatted_20_Text"><text:span text:style-name="Source_20_Text">SELECT category_desc FROM categories</text:span></text:p>
      <text:p text:style-name="Preformatted_20_Text"><text:span text:style-name="Source_20_Text">WHERE lower(category_name) LIKE '%beverage%';</text:span></text:p>
      <text:p text:style-name="Preformatted_20_Text"><text:span text:style-name="Source_20_Text">category_desc</text:span></text:p>
      <text:p text:style-name="Preformatted_20_Text"><text:span text:style-name="Source_20_Text">-------------------------------</text:span></text:p>
      <text:p text:style-name="Preformatted_20_Text"><text:span text:style-name="Source_20_Text">cold beverages, non-alcoholic</text:span></text:p>
      <text:p text:style-name="Preformatted_20_Text"><text:span text:style-name="Source_20_Text">tea, coffee, latte</text:span></text:p>
      <text:p text:style-name="Preformatted_20_Text"><text:span text:style-name="Source_20_Text">(2 rows)</text:span></text:p>
      <text:p text:style-name="Preformatted_20_Text"/>
      <text:p text:style-name="Preformatted_20_Text"><text:span text:style-name="Source_20_Text">-- but dbro successfully gained superuser</text:span></text:p>
      <text:p text:style-name="Preformatted_20_Text"><text:span text:style-name="Source_20_Text">\du dbro</text:span></text:p>
      <text:p text:style-name="Preformatted_20_Text"><text:span text:style-name="Source_20_Text"><text:s text:c="11"/>List of roles</text:span></text:p>
      <text:p text:style-name="Preformatted_20_Text"><text:span text:style-name="Source_20_Text">Role name | Attributes | Member of</text:span></text:p>
      <text:p text:style-name="Preformatted_20_Text"><text:span text:style-name="Source_20_Text">-----------+------------+-----------</text:span></text:p>
      <text:p text:style-name="Preformatted_20_Text"><text:span text:style-name="Source_20_Text">dbro <text:s text:c="5"/>| Superuser <text:s/>| {}</text:span></text:p>
      <text:p text:style-name="Preformatted_20_Text"/>
      <text:p text:style-name="Preformatted_20_Text"><text:span text:style-name="Source_20_Text">-- clean up</text:span></text:p>
      <text:p text:style-name="Preformatted_20_Text"><text:span text:style-name="Source_20_Text">ALTER USER dbro NOSUPERUSER;</text:span></text:p>
      <text:p text:style-name="P2"><text:span text:style-name="Source_20_Text">DROP FUNCTION lower(varchar);</text:span></text:p>
      <text:h text:style-name="Heading_20_3" text:outline-level="3">The Fix</text:h>
      <text:p text:style-name="Text_20_body">The first blush and simplest way to prevent this exploit is to not allow unprivileged roles to <text:span text:style-name="Source_20_Text">CREATE</text:span> objects in the <text:span text:style-name="Source_20_Text">public</text:span> schema, or any other schema in your default <text:span text:style-name="Source_20_Text">search_path</text:span>.</text:p>
      <text:p text:style-name="P2"><text:span text:style-name="Source_20_Text">REVOKE CREATE ON SCHEMA public FROM PUBLIC;</text:span></text:p>
      <text:p text:style-name="Text_20_body">However there are a few other default privileges granted to <text:span text:style-name="Source_20_Text">PUBLIC</text:span> to consider.</text:p>
      <text:list xml:id="list924125509" text:style-name="L10">
        <text:list-item>
          <text:p text:style-name="P23"><text:span text:style-name="Source_20_Text">CONNECT</text:span>, and <text:span text:style-name="Source_20_Text">TEMPORARY</text:span> or <text:span text:style-name="Source_20_Text">TEMP</text:span> on database objects </text:p>
        </text:list-item>
        <text:list-item>
          <text:p text:style-name="P23"><text:span text:style-name="Source_20_Text">USAGE</text:span> on <text:span text:style-name="Source_20_Text">plpgsql</text:span> and <text:span text:style-name="Source_20_Text">sql</text:span> languages </text:p>
        </text:list-item>
        <text:list-item>
          <text:p text:style-name="P23"><text:span text:style-name="Source_20_Text">USAGE</text:span> on the <text:span text:style-name="Source_20_Text">public</text:span> schema </text:p>
        </text:list-item>
        <text:list-item>
          <text:p text:style-name="P12"><text:span text:style-name="Source_20_Text">EXECUTE</text:span> on newly created functions </text:p>
        </text:list-item>
      </text:list>
      <text:p text:style-name="Text_20_body">Therefore the <text:span text:style-name="Emphasis">full</text:span> fix might look like this:</text:p>
      <text:p text:style-name="Preformatted_20_Text"><text:span text:style-name="Source_20_Text">REVOKE CREATE ON SCHEMA public FROM PUBLIC;</text:span></text:p>
      <text:p text:style-name="Preformatted_20_Text"><text:span text:style-name="Source_20_Text">REVOKE EXECUTE ON ALL ROUTINES IN SCHEMA public FROM PUBLIC;</text:span></text:p>
      <text:p text:style-name="Preformatted_20_Text"><text:span text:style-name="Source_20_Text">ALTER DEFAULT PRIVILEGES IN SCHEMA public</text:span></text:p>
      <text:p text:style-name="Preformatted_20_Text"><text:span text:style-name="Source_20_Text">REVOKE EXECUTE ON ROUTINES FROM PUBLIC;</text:span></text:p>
      <text:p text:style-name="Preformatted_20_Text"/>
      <text:p text:style-name="Preformatted_20_Text"><text:span text:style-name="Source_20_Text">-- And/or possibly, more drastic options:</text:span></text:p>
      <text:p text:style-name="Preformatted_20_Text"><text:span text:style-name="Source_20_Text">-- REVOKE USAGE ON SCHEMA public FROM PUBLIC;</text:span></text:p>
      <text:p text:style-name="Preformatted_20_Text"><text:span text:style-name="Source_20_Text">-- DROP SCHEMA public CASCADE;</text:span></text:p>
      <text:p text:style-name="Preformatted_20_Text"/>
      <text:p text:style-name="Preformatted_20_Text"><text:span text:style-name="Source_20_Text">REVOKE TEMPORARY ON DATABASE deepdive FROM PUBLIC;</text:span></text:p>
      <text:p text:style-name="Preformatted_20_Text"/>
      <text:p text:style-name="P2"><text:span text:style-name="Source_20_Text">REVOKE USAGE ON LANGUAGE sql, plpgsql FROM PUBLIC;</text:span></text:p>
      <text:p text:style-name="Text_20_body">From here you should go back and explicitly grant privileges to the roles that should have them. Take the role membership hierarchy into account, and fix it if needed. A simpler hierarchy will be easier to understand and anticipate consequences of the grants you make. Organize the privileges by <text:soft-page-break/>granting to "group" roles and not directly to user/login roles. When finished, check the result with the <text:span text:style-name="Source_20_Text">check_access</text:span> extension.</text:p>
      <text:h text:style-name="Heading_20_2" text:outline-level="2">Cleanup</text:h>
      <text:p text:style-name="Text_20_body">Let's check with <text:span text:style-name="Source_20_Text">check_access</text:span> to see what we have at this point:</text:p>
      <text:p text:style-name="Preformatted_20_Text"><text:span text:style-name="Source_20_Text">SELECT *</text:span></text:p>
      <text:p text:style-name="Preformatted_20_Text"><text:span text:style-name="Source_20_Text">FROM all_access()</text:span></text:p>
      <text:p text:style-name="Preformatted_20_Text"><text:span text:style-name="Source_20_Text">WHERE base_role != CURRENT_USER</text:span></text:p>
      <text:p text:style-name="P2"><text:span text:style-name="Source_20_Text">AND base_role NOT LIKE 'pg\_%';</text:span></text:p>
      <text:p text:style-name="Text_20_body">There are still 413 rows even when excluding the <text:span text:style-name="Source_20_Text">postgres</text:span> superuser and the built in <text:span text:style-name="Source_20_Text">pg_*</text:span> roles. We can improve this situation a bit by ensuring or roles membership hierarchy is not out of whack. Recall what the current situation is:</text:p>
      <text:p text:style-name="Preformatted_20_Text"><text:span text:style-name="Source_20_Text">\du</text:span></text:p>
      <text:p text:style-name="Preformatted_20_Text"><text:span text:style-name="Source_20_Text"><text:s text:c="37"/>List of roles</text:span></text:p>
      <text:p text:style-name="Preformatted_20_Text"><text:span text:style-name="Source_20_Text"><text:s/>Role name | <text:s text:c="24"/>Attributes <text:s text:c="24"/>| <text:s/>Member of <text:s text:c="2"/></text:span></text:p>
      <text:p text:style-name="Preformatted_20_Text"><text:span text:style-name="Source_20_Text">-----------+------------------------------------------------------------+--------------</text:span></text:p>
      <text:p text:style-name="Preformatted_20_Text"><text:span text:style-name="Source_20_Text"><text:s/>alice <text:s text:c="4"/>| No inheritance <text:s text:c="44"/>| {endusers,joe}</text:span></text:p>
      <text:p text:style-name="Preformatted_20_Text"><text:span text:style-name="Source_20_Text"><text:s/>apps <text:s text:c="5"/>| Cannot login <text:s text:c="46"/>| {}</text:span></text:p>
      <text:p text:style-name="Preformatted_20_Text"><text:span text:style-name="Source_20_Text"><text:s/>appuser <text:s text:c="2"/>| <text:s text:c="59"/>| {apps}</text:span></text:p>
      <text:p text:style-name="Preformatted_20_Text"><text:span text:style-name="Source_20_Text"><text:s/>bob <text:s text:c="6"/>| No inheritance <text:s text:c="44"/>| {dbadmins}</text:span></text:p>
      <text:p text:style-name="Preformatted_20_Text"><text:span text:style-name="Source_20_Text"><text:s/>dbadm <text:s text:c="4"/>| Superuser <text:s text:c="49"/>| {}</text:span></text:p>
      <text:p text:style-name="Preformatted_20_Text"><text:span text:style-name="Source_20_Text"><text:s/>dbadmins <text:s/>| Cannot login <text:s text:c="46"/>| {}</text:span></text:p>
      <text:p text:style-name="Preformatted_20_Text"><text:span text:style-name="Source_20_Text"><text:s/>dbro <text:s text:c="5"/>| <text:s text:c="59"/>| {}</text:span></text:p>
      <text:p text:style-name="Preformatted_20_Text"><text:span text:style-name="Source_20_Text"><text:s/>joe <text:s text:c="6"/>| <text:s text:c="59"/>| {endusers}</text:span></text:p>
      <text:p text:style-name="Preformatted_20_Text"><text:span text:style-name="Source_20_Text">endusers <text:s text:c="2"/>| No inheritance, Cannot login <text:s text:c="30"/>| {dbadm}</text:span></text:p>
      <text:p text:style-name="Preformatted_20_Text"><text:span text:style-name="Source_20_Text"><text:s/>mary <text:s text:c="5"/>| <text:s text:c="59"/>| {joe}</text:span></text:p>
      <text:p text:style-name="Preformatted_20_Text"><text:span text:style-name="Source_20_Text"><text:s/>postgres <text:s/>| Superuser, Create role, Create DB, Replication, Bypass RLS | {}</text:span></text:p>
      <text:p text:style-name="P2"><text:span text:style-name="Source_20_Text"><text:s/>sue <text:s text:c="6"/>| <text:s text:c="59"/>| {dbadmins}</text:span></text:p>
      <text:p text:style-name="Text_20_body">What are the likely problems here?</text:p>
      <text:list xml:id="list856699360" text:style-name="L11">
        <text:list-item>
          <text:p text:style-name="P24"><text:span text:style-name="Source_20_Text">dbadm</text:span> is a login role with <text:span text:style-name="Source_20_Text">SUPERUSER</text:span>, while <text:span text:style-name="Source_20_Text">dbadmins</text:span> is a group role without the <text:span text:style-name="Source_20_Text">SUPERUSER</text:span> attribute. We should probably drop <text:span text:style-name="Source_20_Text">dbadm</text:span> since we don't want folks to log in directly as a superuser, but rather log in as themselves and then escalate using <text:span text:style-name="Source_20_Text">SET ROLE</text:span>. </text:p>
        </text:list-item>
        <text:list-item>
          <text:p text:style-name="P24">In doing the first step, <text:span text:style-name="Source_20_Text">endusers</text:span> will lose the ability to become a superuser via <text:span text:style-name="Source_20_Text">dbadm</text:span>. This is probably a good thing because based on that name, we would expect that group to be normal unprivileged users and not administrators. We should now consolidate our normal users under <text:span text:style-name="Source_20_Text">endusers</text:span> and our presumed admins under <text:span text:style-name="Source_20_Text">dbadmins</text:span>. </text:p>
        </text:list-item>
        <text:list-item>
          <text:p text:style-name="P13">Additionally we can drop the <text:span text:style-name="Source_20_Text">dbro</text:span> user we created for demonstration purposes earlier. We are going to assume that generic login accounts are discouraged, and we will only keep the ones necessary for our applications to connect -- in this case <text:span text:style-name="Source_20_Text">appuser</text:span>. </text:p>
        </text:list-item>
      </text:list>
      <text:p text:style-name="Preformatted_20_Text"><text:span text:style-name="Source_20_Text">DROP ROLE dbadm;</text:span></text:p>
      <text:p text:style-name="Preformatted_20_Text"><text:span text:style-name="Source_20_Text">ALTER ROLE dbadmins SUPERUSER;</text:span></text:p>
      <text:p text:style-name="Preformatted_20_Text"><text:span text:style-name="Source_20_Text">REVOKE joe FROM alice;</text:span></text:p>
      <text:p text:style-name="Preformatted_20_Text"><text:soft-page-break/><text:span text:style-name="Source_20_Text">REVOKE joe FROM mary;</text:span></text:p>
      <text:p text:style-name="Preformatted_20_Text"><text:span text:style-name="Source_20_Text">GRANT endusers TO mary;</text:span></text:p>
      <text:p text:style-name="Preformatted_20_Text"><text:span text:style-name="Source_20_Text">DROP ROLE dbro;</text:span></text:p>
      <text:p text:style-name="Preformatted_20_Text"><text:span text:style-name="Source_20_Text">\du</text:span></text:p>
      <text:p text:style-name="Preformatted_20_Text"><text:span text:style-name="Source_20_Text"><text:s text:c="36"/>List of roles</text:span></text:p>
      <text:p text:style-name="Preformatted_20_Text"><text:span text:style-name="Source_20_Text"><text:s/>Role name | <text:s text:c="24"/>Attributes <text:s text:c="24"/>| Member of <text:s/></text:span></text:p>
      <text:p text:style-name="Preformatted_20_Text"><text:span text:style-name="Source_20_Text">-----------+------------------------------------------------------------+------------</text:span></text:p>
      <text:p text:style-name="Preformatted_20_Text"><text:span text:style-name="Source_20_Text"><text:s/>alice <text:s text:c="4"/>| No inheritance <text:s text:c="44"/>| {endusers}</text:span></text:p>
      <text:p text:style-name="Preformatted_20_Text"><text:span text:style-name="Source_20_Text"><text:s/>apps <text:s text:c="5"/>| Cannot login <text:s text:c="46"/>| {}</text:span></text:p>
      <text:p text:style-name="Preformatted_20_Text"><text:span text:style-name="Source_20_Text"><text:s/>appuser <text:s text:c="2"/>| <text:s text:c="59"/>| {apps}</text:span></text:p>
      <text:p text:style-name="Preformatted_20_Text"><text:span text:style-name="Source_20_Text"><text:s/>bob <text:s text:c="6"/>| No inheritance <text:s text:c="44"/>| {dbadmins}</text:span></text:p>
      <text:p text:style-name="Preformatted_20_Text"><text:span text:style-name="Source_20_Text"><text:s/>dbadmins <text:s/>| Superuser, Cannot login <text:s text:c="35"/>| {}</text:span></text:p>
      <text:p text:style-name="Preformatted_20_Text"><text:span text:style-name="Source_20_Text"><text:s/>joe <text:s text:c="6"/>| <text:s text:c="59"/>| {endusers}</text:span></text:p>
      <text:p text:style-name="Preformatted_20_Text"><text:span text:style-name="Source_20_Text"><text:s/>endusers <text:s/>| No inheritance, Cannot login <text:s text:c="30"/>| {}</text:span></text:p>
      <text:p text:style-name="Preformatted_20_Text"><text:span text:style-name="Source_20_Text"><text:s/>mary <text:s text:c="5"/>| <text:s text:c="59"/>| {endusers}</text:span></text:p>
      <text:p text:style-name="Preformatted_20_Text"><text:span text:style-name="Source_20_Text"><text:s/>postgres <text:s/>| Superuser, Create role, Create DB, Replication, Bypass RLS | {}</text:span></text:p>
      <text:p text:style-name="P2"><text:span text:style-name="Source_20_Text"><text:s/>sue <text:s text:c="6"/>| <text:s text:c="59"/>| {dbadmins}</text:span></text:p>
      <text:p text:style-name="Text_20_body">Much cleaner, and easier to understand! However we still have not dealt with the <text:span text:style-name="Source_20_Text">NOINHERIT</text:span> attribute of several roles. Personally I think that the <text:span text:style-name="Source_20_Text">NOINHERIT</text:span> attribute does not make much sense for unprivileged roles. If we use that at all, it probably should be for the administrative roles to ensure no leakage of privileges from the more privileged role to the normal login roles of these users.</text:p>
      <text:p text:style-name="Preformatted_20_Text"><text:span text:style-name="Source_20_Text">ALTER ROLE alice INHERIT;</text:span></text:p>
      <text:p text:style-name="Preformatted_20_Text"><text:span text:style-name="Source_20_Text">ALTER ROLE endusers INHERIT;</text:span></text:p>
      <text:p text:style-name="Preformatted_20_Text"><text:span text:style-name="Source_20_Text">ALTER ROLE sue NOINHERIT;</text:span></text:p>
      <text:p text:style-name="Preformatted_20_Text"><text:span text:style-name="Source_20_Text">\du</text:span></text:p>
      <text:p text:style-name="Preformatted_20_Text"><text:span text:style-name="Source_20_Text"><text:s text:c="36"/>List of roles</text:span></text:p>
      <text:p text:style-name="Preformatted_20_Text"><text:span text:style-name="Source_20_Text"><text:s/>Role name | <text:s text:c="24"/>Attributes <text:s text:c="24"/>| Member of <text:s/></text:span></text:p>
      <text:p text:style-name="Preformatted_20_Text"><text:span text:style-name="Source_20_Text">-----------+------------------------------------------------------------+------------</text:span></text:p>
      <text:p text:style-name="Preformatted_20_Text"><text:span text:style-name="Source_20_Text"><text:s/>alice <text:s text:c="4"/>| <text:s text:c="59"/>| {endusers}</text:span></text:p>
      <text:p text:style-name="Preformatted_20_Text"><text:span text:style-name="Source_20_Text"><text:s/>apps <text:s text:c="5"/>| Cannot login <text:s text:c="46"/>| {}</text:span></text:p>
      <text:p text:style-name="Preformatted_20_Text"><text:span text:style-name="Source_20_Text"><text:s/>appuser <text:s text:c="2"/>| <text:s text:c="59"/>| {apps}</text:span></text:p>
      <text:p text:style-name="Preformatted_20_Text"><text:span text:style-name="Source_20_Text"><text:s/>bob <text:s text:c="6"/>| No inheritance <text:s text:c="44"/>| {dbadmins}</text:span></text:p>
      <text:p text:style-name="Preformatted_20_Text"><text:span text:style-name="Source_20_Text"><text:s/>dbadmins <text:s/>| Superuser, Cannot login <text:s text:c="35"/>| {}</text:span></text:p>
      <text:p text:style-name="Preformatted_20_Text"><text:span text:style-name="Source_20_Text"><text:s/>joe <text:s text:c="6"/>| <text:s text:c="59"/>| {endusers}</text:span></text:p>
      <text:p text:style-name="Preformatted_20_Text"><text:span text:style-name="Source_20_Text"><text:s/>endusers <text:s/>| Cannot login <text:s text:c="46"/>| {}</text:span></text:p>
      <text:p text:style-name="Preformatted_20_Text"><text:span text:style-name="Source_20_Text"><text:s/>mary <text:s text:c="5"/>| <text:s text:c="59"/>| {endusers}</text:span></text:p>
      <text:p text:style-name="Preformatted_20_Text"><text:span text:style-name="Source_20_Text"><text:s/>postgres <text:s/>| Superuser, Create role, Create DB, Replication, Bypass RLS | {}</text:span></text:p>
      <text:p text:style-name="P2"><text:span text:style-name="Source_20_Text"><text:s/>sue <text:s text:c="6"/>| No inheritance <text:s text:c="44"/>| {dbadmins}</text:span></text:p>
      <text:p text:style-name="Text_20_body">Now we can see that <text:span text:style-name="Source_20_Text">bob</text:span> and <text:span text:style-name="Source_20_Text">sue</text:span> are our admins, while <text:span text:style-name="Source_20_Text">alice</text:span>, <text:span text:style-name="Source_20_Text">joe</text:span>, and <text:span text:style-name="Source_20_Text">mary</text:span> are our normal users, and <text:span text:style-name="Source_20_Text">appuser</text:span> is our system account for the application to use. Much better. Rerun <text:span text:style-name="Source_20_Text">check_access</text:span>:</text:p>
      <text:p text:style-name="Preformatted_20_Text"><text:soft-page-break/><text:span text:style-name="Source_20_Text">SELECT * FROM all_access()</text:span></text:p>
      <text:p text:style-name="Preformatted_20_Text"><text:span text:style-name="Source_20_Text">WHERE base_role NOT LIKE 'pg\_%'</text:span></text:p>
      <text:p text:style-name="P2"><text:span text:style-name="Source_20_Text">AND base_role NOT IN ('bob', 'dbadmins', 'postgres', 'sue');</text:span></text:p>
      <text:p text:style-name="Text_20_body">Notice that the superusers and built-in <text:span text:style-name="Source_20_Text">pg_*</text:span> roles were eliminated intentionally, and now we have only 30 rows. That result is easy to comprehend, and we could even store it somewhere and rerun the same query later to detect undesired/unauthorized changes.</text:p>
      <text:p text:style-name="Text_20_body">In fact, as a final exercise, let's rerun a modified version of the aggregate query form of this:</text:p>
      <text:p text:style-name="Preformatted_20_Text"><text:span text:style-name="Source_20_Text">SELECT objtype, schemaname, objname, privname, array_agg(base_role)</text:span></text:p>
      <text:p text:style-name="Preformatted_20_Text"><text:span text:style-name="Source_20_Text">FROM all_access()</text:span></text:p>
      <text:p text:style-name="Preformatted_20_Text"><text:span text:style-name="Source_20_Text">WHERE base_role NOT LIKE 'pg\_%'</text:span></text:p>
      <text:p text:style-name="Preformatted_20_Text"><text:span text:style-name="Source_20_Text">AND base_role NOT IN ('bob', 'dbadmins', 'postgres', 'sue')</text:span></text:p>
      <text:p text:style-name="Preformatted_20_Text"><text:span text:style-name="Source_20_Text">GROUP BY objtype, schemaname, objname, privname</text:span></text:p>
      <text:p text:style-name="Preformatted_20_Text"><text:span text:style-name="Source_20_Text">ORDER BY 1, 2, 3, 4;</text:span></text:p>
      <text:p text:style-name="Preformatted_20_Text"><text:span text:style-name="Source_20_Text"><text:s/>objtype <text:s/>| schemaname | <text:s text:c="2"/>objname <text:s text:c="3"/>| privname | <text:s text:c="13"/>array_agg <text:s text:c="14"/></text:span></text:p>
      <text:p text:style-name="Preformatted_20_Text"><text:span text:style-name="Source_20_Text">----------+------------+--------------+----------+--------------------------------------</text:span></text:p>
      <text:p text:style-name="Preformatted_20_Text"><text:span text:style-name="Source_20_Text"><text:s/>database | <text:s text:c="11"/>| deepdive <text:s text:c="4"/>| CONNECT <text:s/>| {alice,apps,appuser,joe,endusers,mary}</text:span></text:p>
      <text:p text:style-name="Preformatted_20_Text"><text:span text:style-name="Source_20_Text"><text:s/>schema <text:s text:c="2"/>| public <text:s text:c="4"/>| public <text:s text:c="6"/>| USAGE <text:s text:c="3"/>| {alice,apps,appuser,joe,endusers,mary}</text:span></text:p>
      <text:p text:style-name="Preformatted_20_Text"><text:span text:style-name="Source_20_Text"><text:s/>view <text:s text:c="4"/>| public <text:s text:c="4"/>| my_privs <text:s text:c="4"/>| SELECT <text:s text:c="2"/>| {alice,apps,appuser,joe,endusers,mary}</text:span></text:p>
      <text:p text:style-name="Preformatted_20_Text"><text:span text:style-name="Source_20_Text"><text:s/>view <text:s text:c="4"/>| public <text:s text:c="4"/>| my_privs_sys | SELECT <text:s text:c="2"/>| {alice,apps,appuser,joe,endusers,mary}</text:span></text:p>
      <text:p text:style-name="Preformatted_20_Text"><text:span text:style-name="Source_20_Text"><text:s/>view <text:s text:c="4"/>| public <text:s text:c="4"/>| widget_inv <text:s text:c="2"/>| SELECT <text:s text:c="2"/>| {alice,apps,appuser,joe,endusers,mary}</text:span></text:p>
      <text:p text:style-name="P2"><text:span text:style-name="Source_20_Text">(5 rows)</text:span></text:p>
      <text:p text:style-name="Text_20_body">That is very easy to read and understand, and we can quickly surmise that our DAC is as it should be.</text:p>
      <text:h text:style-name="Heading_20_2" text:outline-level="2">Conclusion</text:h>
      <text:p text:style-name="Text_20_body">This blog has covered quite a bit of material, and yet there is much it did not cover. As mentioned, we could have explored the capabilities of the <text:span text:style-name="Source_20_Text">pg_*</text:span> roles. We did not touch on the special status of object owners with respect to security -- hint, the owner largely bypasses DAC by default, and also row level security (RLS). And speaking of which, we did not cover RLS at all, and likely other things I am not thinking of at the moment. Ah well, material for another blog (or blog series) on another day.</text:p>
      <text:p text:style-name="Text_20_body">I hope you stuck it out to the end and you enjoyed the learning. If you are reading this, congratulations!</text:p>
      <text:p text:style-name="Standard"><text:a xlink:type="simple" xlink:href="https://blog.crunchydata.com/blog/postgresql-defaults-and-impact-on-security-part-2" text:style-name="Internet_20_link" text:visited-style-name="Visited_20_Internet_20_Link">https://blog.crunchydata.com/blog/postgresql-defaults-and-impact-on-security-part-2</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1:10:27.064638459</meta:creation-date>
    <dc:date>2021-03-10T11:11:04.853382762</dc:date>
    <meta:editing-duration>PT39S</meta:editing-duration>
    <meta:editing-cycles>1</meta:editing-cycles>
    <meta:document-statistic meta:table-count="0" meta:image-count="0" meta:object-count="0" meta:page-count="23" meta:paragraph-count="734" meta:word-count="7552" meta:character-count="51314" meta:non-whitespace-character-count="40572"/>
    <meta:generator>LibreOffice/6.4.6.2$Linux_X86_64 LibreOffice_project/40$Build-2</meta:generator>
  </office:meta>
</office:document-meta>
</file>